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2.501cm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 fo:break-before="page">
        <style:tab-stops>
          <style:tab-stop style:position="12.501cm"/>
        </style:tab-stops>
      </style:paragraph-properties>
    </style:style>
    <style:style style:name="T1" style:family="text">
      <style:text-properties style:font-name-asian="Arial1"/>
    </style:style>
    <style:style style:name="T2" style:family="text">
      <style:text-properties fo:color="#0000ff" fo:font-size="14pt" fo:language="en" fo:country="US" style:text-underline-style="solid" style:text-underline-width="auto" style:text-underline-color="font-color" style:font-size-asian="14pt"/>
    </style:style>
    <style:style style:name="T3" style:family="text">
      <style:text-properties fo:color="#0000ff" fo:font-size="14pt" fo:language="en" fo:country="US" style:text-underline-style="solid" style:text-underline-width="auto" style:text-underline-color="font-color" style:font-name-asian="Arial1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The_Suit"/><text:a xlink:type="simple" xlink:href="#Table_of_Contents"><text:span text:style-name="T2">The</text:span></text:a><text:a xlink:type="simple" xlink:href="#Table_of_Contents"><text:span text:style-name="T3"> </text:span></text:a><text:a xlink:type="simple" xlink:href="#Table_of_Contents"><text:span text:style-name="T2">Suit</text:span></text:a><text:bookmark-end text:name="The_Suit"/></text:p>
      <text:p text:style-name="P1"/>
      <text:p text:style-name="P1"><text:span text:style-name="T1">“</text:span>Are<text:span text:style-name="T1"> </text:span>you<text:span text:style-name="T1"> </text:span>sure<text:span text:style-name="T1"> </text:span>about<text:span text:style-name="T1"> </text:span>this?<text:span text:style-name="T1">” </text:span>asked<text:span text:style-name="T1"> </text:span>Schneider.<text:span text:style-name="T1"> </text:span>He<text:span text:style-name="T1"> </text:span>wasn<text:span text:style-name="T1">’</text:span>t<text:span text:style-name="T1"> </text:span>wearing<text:span text:style-name="T1"> </text:span>his<text:span text:style-name="T1"> </text:span>trademark<text:span text:style-name="T1"> </text:span>labcoat,<text:span text:style-name="T1"> </text:span>just<text:span text:style-name="T1"> </text:span>some<text:span text:style-name="T1"> </text:span>shorts<text:span text:style-name="T1"> </text:span>and<text:span text:style-name="T1"> </text:span>a<text:span text:style-name="T1"> </text:span>T-shirt<text:span text:style-name="T1"> </text:span>with<text:span text:style-name="T1"> </text:span>the<text:span text:style-name="T1"> </text:span>phrase<text:span text:style-name="T1"> “</text:span>Fuck<text:span text:style-name="T1"> </text:span>Nobel,<text:span text:style-name="T1"> </text:span>I<text:span text:style-name="T1">’</text:span>ll<text:span text:style-name="T1"> </text:span>make<text:span text:style-name="T1"> </text:span>my<text:span text:style-name="T1"> </text:span>own<text:span text:style-name="T1"> </text:span>award<text:span text:style-name="T1">” </text:span>shoddily<text:span text:style-name="T1"> </text:span>stamped<text:span text:style-name="T1"> </text:span>on<text:span text:style-name="T1"> </text:span>it,<text:span text:style-name="T1"> </text:span>the<text:span text:style-name="T1"> ’</text:span>N<text:span text:style-name="T1">’ </text:span>in<text:span text:style-name="T1"> </text:span>Nobel<text:span text:style-name="T1"> </text:span>almost<text:span text:style-name="T1"> </text:span>chipped<text:span text:style-name="T1"> </text:span>out<text:span text:style-name="T1"> </text:span>of<text:span text:style-name="T1"> </text:span>existence.</text:p>
      <text:p text:style-name="P1"><text:span text:style-name="T1">“</text:span>No,<text:span text:style-name="T1"> </text:span>not<text:span text:style-name="T1"> </text:span>by<text:span text:style-name="T1"> </text:span>a<text:span text:style-name="T1"> </text:span>long<text:span text:style-name="T1"> </text:span>shot,<text:span text:style-name="T1">” </text:span>replied<text:span text:style-name="T1"> </text:span>Bob,<text:span text:style-name="T1"> </text:span>his<text:span text:style-name="T1"> </text:span>voice<text:span text:style-name="T1"> </text:span>trailing<text:span text:style-name="T1"> </text:span>off<text:span text:style-name="T1"> </text:span>with<text:span text:style-name="T1"> </text:span>a<text:span text:style-name="T1"> </text:span>hint<text:span text:style-name="T1"> </text:span>of<text:span text:style-name="T1"> </text:span>anxiety.<text:span text:style-name="T1"> </text:span>He<text:span text:style-name="T1"> </text:span>kept<text:span text:style-name="T1"> </text:span>fiddling<text:span text:style-name="T1"> </text:span>around<text:span text:style-name="T1"> </text:span>with<text:span text:style-name="T1"> </text:span>his<text:span text:style-name="T1"> </text:span>extravagantly<text:span text:style-name="T1"> </text:span>bulbous<text:span text:style-name="T1"> </text:span>red<text:span text:style-name="T1"> </text:span>suit,<text:span text:style-name="T1"> </text:span>nervously<text:span text:style-name="T1"> </text:span>checking<text:span text:style-name="T1"> </text:span>and<text:span text:style-name="T1"> </text:span>re-checking<text:span text:style-name="T1"> </text:span>seals,<text:span text:style-name="T1"> </text:span>wristbands,<text:span text:style-name="T1"> </text:span>valves<text:span text:style-name="T1"> </text:span>and<text:span text:style-name="T1"> </text:span>plugs.<text:span text:style-name="T1"> </text:span>Schneider<text:span text:style-name="T1"> </text:span>noticed<text:span text:style-name="T1"> </text:span>what<text:span text:style-name="T1"> </text:span>Bob<text:span text:style-name="T1"> </text:span>was<text:span text:style-name="T1"> </text:span>doing<text:span text:style-name="T1"> </text:span>and<text:span text:style-name="T1"> </text:span>gripped<text:span text:style-name="T1"> </text:span>him<text:span text:style-name="T1"> </text:span>by<text:span text:style-name="T1"> </text:span>the<text:span text:style-name="T1"> </text:span>shoulders<text:span text:style-name="T1"> </text:span>pads,<text:span text:style-name="T1"> </text:span>forcing<text:span text:style-name="T1"> </text:span>Bob<text:span text:style-name="T1"> </text:span>to<text:span text:style-name="T1"> </text:span>make<text:span text:style-name="T1"> </text:span>eye<text:span text:style-name="T1"> </text:span>contact,<text:span text:style-name="T1"> </text:span>an<text:span text:style-name="T1"> </text:span>uncommon<text:span text:style-name="T1"> </text:span>practice<text:span text:style-name="T1"> </text:span>which<text:span text:style-name="T1"> </text:span>almost<text:span text:style-name="T1"> </text:span>everyone<text:span text:style-name="T1"> </text:span>avoided.</text:p>
      <text:p text:style-name="P1"><text:span text:style-name="T1">“</text:span>Don<text:span text:style-name="T1">’</text:span>t.<text:span text:style-name="T1"> </text:span>Touch.<text:span text:style-name="T1"> </text:span>The<text:span text:style-name="T1"> </text:span>Suit,<text:span text:style-name="T1">” </text:span>said<text:span text:style-name="T1"> </text:span>Schneider.<text:span text:style-name="T1"> </text:span>His<text:span text:style-name="T1"> </text:span>words<text:span text:style-name="T1"> </text:span>carried<text:span text:style-name="T1"> </text:span>strangely<text:span text:style-name="T1"> </text:span>ominous<text:span text:style-name="T1"> </text:span>undertones.<text:span text:style-name="T1"> </text:span>He<text:span text:style-name="T1"> </text:span>then<text:span text:style-name="T1"> </text:span>smiled<text:span text:style-name="T1"> </text:span>sharply,<text:span text:style-name="T1"> </text:span>as<text:span text:style-name="T1"> </text:span>if<text:span text:style-name="T1"> </text:span>he<text:span text:style-name="T1"> </text:span>had<text:span text:style-name="T1"> </text:span>made<text:span text:style-name="T1"> </text:span>a<text:span text:style-name="T1"> </text:span>joke.<text:span text:style-name="T1"> </text:span>The<text:span text:style-name="T1"> </text:span>look<text:span text:style-name="T1"> </text:span>on<text:span text:style-name="T1"> </text:span>both<text:span text:style-name="T1"> </text:span>their<text:span text:style-name="T1"> </text:span>faces<text:span text:style-name="T1"> </text:span>told<text:span text:style-name="T1"> </text:span>them<text:span text:style-name="T1"> </text:span>they<text:span text:style-name="T1"> </text:span>knew<text:span text:style-name="T1"> </text:span>it<text:span text:style-name="T1"> </text:span>wasn<text:span text:style-name="T1">’</text:span>t<text:span text:style-name="T1"> </text:span>funny<text:span text:style-name="T1"> </text:span>at<text:span text:style-name="T1"> </text:span>all.<text:span text:style-name="T1"> </text:span>Bob<text:span text:style-name="T1"> </text:span>nodded<text:span text:style-name="T1"> </text:span>his<text:span text:style-name="T1"> </text:span>acknowledgement<text:span text:style-name="T1"> </text:span>and<text:span text:style-name="T1"> </text:span>stopped<text:span text:style-name="T1"> </text:span>messing<text:span text:style-name="T1"> </text:span>with<text:span text:style-name="T1"> </text:span>the<text:span text:style-name="T1"> </text:span>suit.<text:span text:style-name="T1"> </text:span>Instead<text:span text:style-name="T1"> </text:span>he<text:span text:style-name="T1"> </text:span>sat<text:span text:style-name="T1"> </text:span>motionless<text:span text:style-name="T1"> </text:span>in<text:span text:style-name="T1"> </text:span>The<text:span text:style-name="T1"> </text:span>Chair,<text:span text:style-name="T1"> </text:span>arms<text:span text:style-name="T1"> </text:span>resting<text:span text:style-name="T1"> </text:span>on<text:span text:style-name="T1"> </text:span>its<text:span text:style-name="T1"> </text:span>sides.</text:p>
      <text:p text:style-name="P1">The<text:span text:style-name="T1"> </text:span>slightly<text:span text:style-name="T1"> </text:span>morose<text:span text:style-name="T1"> </text:span>look<text:span text:style-name="T1"> </text:span>on<text:span text:style-name="T1"> </text:span>his<text:span text:style-name="T1"> </text:span>face<text:span text:style-name="T1"> </text:span>implied<text:span text:style-name="T1"> </text:span>he<text:span text:style-name="T1"> </text:span>might<text:span text:style-name="T1"> </text:span>just<text:span text:style-name="T1"> </text:span>as<text:span text:style-name="T1"> </text:span>well<text:span text:style-name="T1"> </text:span>have<text:span text:style-name="T1"> </text:span>been<text:span text:style-name="T1"> </text:span>shackled<text:span text:style-name="T1"> </text:span>to<text:span text:style-name="T1"> </text:span>that<text:span text:style-name="T1"> </text:span>chair.<text:span text:style-name="T1"> </text:span>The<text:span text:style-name="T1"> </text:span>thought<text:span text:style-name="T1"> </text:span>that<text:span text:style-name="T1"> </text:span>he<text:span text:style-name="T1"> </text:span>had<text:span text:style-name="T1"> </text:span>actually<text:span text:style-name="T1"> </text:span>done<text:span text:style-name="T1"> </text:span>cartwheels<text:span text:style-name="T1"> </text:span>when<text:span text:style-name="T1"> </text:span>they<text:span text:style-name="T1">’</text:span>d<text:span text:style-name="T1"> </text:span>told<text:span text:style-name="T1"> </text:span>him<text:span text:style-name="T1"> </text:span>he<text:span text:style-name="T1"> </text:span>had<text:span text:style-name="T1"> </text:span>been<text:span text:style-name="T1"> </text:span>selected,<text:span text:style-name="T1"> </text:span>brought<text:span text:style-name="T1"> </text:span>a<text:span text:style-name="T1"> </text:span>smile<text:span text:style-name="T1"> </text:span>of<text:span text:style-name="T1"> </text:span>irony<text:span text:style-name="T1"> </text:span>to<text:span text:style-name="T1"> </text:span>his<text:span text:style-name="T1"> </text:span>face.<text:span text:style-name="T1"> </text:span>But<text:span text:style-name="T1"> </text:span>he<text:span text:style-name="T1"> </text:span>still<text:span text:style-name="T1"> </text:span>found<text:span text:style-name="T1"> </text:span>it<text:span text:style-name="T1"> </text:span>almost<text:span text:style-name="T1"> </text:span>impossible<text:span text:style-name="T1"> </text:span>to<text:span text:style-name="T1"> </text:span>just<text:span text:style-name="T1"> </text:span>sit<text:span text:style-name="T1"> </text:span>tight<text:span text:style-name="T1"> </text:span>and<text:span text:style-name="T1"> </text:span>wait,<text:span text:style-name="T1"> </text:span>so<text:span text:style-name="T1"> </text:span>he<text:span text:style-name="T1"> </text:span>repeated<text:span text:style-name="T1"> </text:span>the<text:span text:style-name="T1"> </text:span>same<text:span text:style-name="T1"> </text:span>technique<text:span text:style-name="T1"> </text:span>that<text:span text:style-name="T1"> </text:span>had<text:span text:style-name="T1"> </text:span>kept<text:span text:style-name="T1"> </text:span>him<text:span text:style-name="T1"> </text:span>calm<text:span text:style-name="T1"> </text:span>throughout<text:span text:style-name="T1"> </text:span>all<text:span text:style-name="T1"> </text:span>the<text:span text:style-name="T1"> </text:span>field<text:span text:style-name="T1"> </text:span>testing:<text:span text:style-name="T1"> </text:span>he<text:span text:style-name="T1"> </text:span>started<text:span text:style-name="T1"> </text:span>counting<text:span text:style-name="T1"> </text:span>everything<text:span text:style-name="T1"> </text:span>around<text:span text:style-name="T1"> </text:span>him,<text:span text:style-name="T1"> </text:span>once<text:span text:style-name="T1"> </text:span>again.</text:p>
      <text:p text:style-name="P1">There<text:span text:style-name="T1"> </text:span>were<text:span text:style-name="T1"> </text:span>forty-nine<text:span text:style-name="T1"> </text:span>cooling<text:span text:style-name="T1"> </text:span>lines,<text:span text:style-name="T1"> </text:span>eighty-four<text:span text:style-name="T1"> </text:span>power<text:span text:style-name="T1"> </text:span>lines,<text:span text:style-name="T1"> </text:span>one<text:span text:style-name="T1"> </text:span>hundred<text:span text:style-name="T1"> </text:span>and<text:span text:style-name="T1"> </text:span>sixty-seven<text:span text:style-name="T1"> </text:span>signal<text:span text:style-name="T1"> </text:span>lines<text:span text:style-name="T1"> </text:span>and<text:span text:style-name="T1"> </text:span>twenty-three<text:span text:style-name="T1"> </text:span>gaseous<text:span text:style-name="T1"> </text:span>mixture<text:span text:style-name="T1"> </text:span>lines.<text:span text:style-name="T1"> </text:span>They<text:span text:style-name="T1"> </text:span>were<text:span text:style-name="T1"> </text:span>supported<text:span text:style-name="T1"> </text:span>on<text:span text:style-name="T1"> </text:span>two<text:span text:style-name="T1"> </text:span>hundred<text:span text:style-name="T1"> </text:span>and<text:span text:style-name="T1"> </text:span>seventeen<text:span text:style-name="T1"> </text:span>metal<text:span text:style-name="T1"> </text:span>clips,<text:span text:style-name="T1"> </text:span>poles,<text:span text:style-name="T1"> </text:span>and<text:span text:style-name="T1"> </text:span>columns.<text:span text:style-name="T1"> </text:span>There<text:span text:style-name="T1"> </text:span>was<text:span text:style-name="T1"> </text:span>a<text:span text:style-name="T1"> </text:span>metal<text:span text:style-name="T1"> </text:span>grid<text:span text:style-name="T1"> </text:span>with<text:span text:style-name="T1"> </text:span>nine<text:span text:style-name="T1"> </text:span>hundred<text:span text:style-name="T1"> </text:span>and<text:span text:style-name="T1"> </text:span>seventy-two<text:span text:style-name="T1"> </text:span>panels,<text:span text:style-name="T1"> </text:span>supporting<text:span text:style-name="T1"> </text:span>the<text:span text:style-name="T1"> </text:span>roof<text:span text:style-name="T1"> </text:span>as<text:span text:style-name="T1"> </text:span>well<text:span text:style-name="T1"> </text:span>as<text:span text:style-name="T1"> </text:span>the<text:span text:style-name="T1"> </text:span>experiment<text:span text:style-name="T1">’</text:span>s<text:span text:style-name="T1"> </text:span>infrastructure.</text:p>
      <text:p text:style-name="P1">There<text:span text:style-name="T1"> </text:span>was<text:span text:style-name="T1"> </text:span>himself,<text:span text:style-name="T1"> </text:span>Schneider,<text:span text:style-name="T1"> </text:span>fifty-seven<text:span text:style-name="T1"> </text:span>technicians,<text:span text:style-name="T1"> </text:span>thirteen<text:span text:style-name="T1"> </text:span>PhD<text:span text:style-name="T1">’</text:span>s,<text:span text:style-name="T1"> </text:span>four<text:span text:style-name="T1"> </text:span>Nobel-prize<text:span text:style-name="T1"> </text:span>winners<text:span text:style-name="T1"> </text:span>and<text:span text:style-name="T1"> </text:span>two<text:span text:style-name="T1"> </text:span>soon-to-be.<text:span text:style-name="T1"> </text:span>All<text:span text:style-name="T1"> </text:span>in<text:span text:style-name="T1"> </text:span>all,<text:span text:style-name="T1"> </text:span>seventy-eight<text:span text:style-name="T1"> </text:span>people,<text:span text:style-name="T1"> </text:span>or<text:span text:style-name="T1"> </text:span>seventy-seven<text:span text:style-name="T1"> </text:span>souls.<text:span text:style-name="T1"> </text:span>Schneider<text:span text:style-name="T1"> </text:span>insisted<text:span text:style-name="T1"> </text:span>that<text:span text:style-name="T1"> </text:span>he<text:span text:style-name="T1"> </text:span>had<text:span text:style-name="T1"> </text:span>sold<text:span text:style-name="T1"> </text:span>his<text:span text:style-name="T1"> </text:span>own<text:span text:style-name="T1"> </text:span>to<text:span text:style-name="T1"> </text:span>the<text:span text:style-name="T1"> </text:span>devil.<text:span text:style-name="T1"> </text:span>He<text:span text:style-name="T1"> </text:span>always<text:span text:style-name="T1"> </text:span>smiled<text:span text:style-name="T1"> </text:span>every<text:span text:style-name="T1"> </text:span>time<text:span text:style-name="T1"> </text:span>he<text:span text:style-name="T1"> </text:span>said<text:span text:style-name="T1"> </text:span>that,<text:span text:style-name="T1"> </text:span>a<text:span text:style-name="T1"> </text:span>sight<text:span text:style-name="T1"> </text:span>that<text:span text:style-name="T1"> </text:span>always<text:span text:style-name="T1"> </text:span>gave<text:span text:style-name="T1"> </text:span>the<text:span text:style-name="T1"> </text:span>impression<text:span text:style-name="T1"> </text:span>he<text:span text:style-name="T1"> </text:span>wasn<text:span text:style-name="T1">’</text:span>t<text:span text:style-name="T1"> </text:span>joking.</text:p>
      <text:p text:style-name="P1">Bob<text:span text:style-name="T1"> </text:span>gave<text:span text:style-name="T1"> </text:span>up<text:span text:style-name="T1"> </text:span>on<text:span text:style-name="T1"> </text:span>counting<text:span text:style-name="T1"> </text:span>the<text:span text:style-name="T1"> </text:span>rest;<text:span text:style-name="T1"> </text:span>it<text:span text:style-name="T1"> </text:span>didn<text:span text:style-name="T1">’</text:span>t<text:span text:style-name="T1"> </text:span>seem<text:span text:style-name="T1"> </text:span>to<text:span text:style-name="T1"> </text:span>help<text:span text:style-name="T1"> </text:span>this<text:span text:style-name="T1"> </text:span>time<text:span text:style-name="T1"> </text:span>around.<text:span text:style-name="T1"> </text:span>This<text:span text:style-name="T1"> </text:span>was<text:span text:style-name="T1"> </text:span>the<text:span text:style-name="T1"> </text:span>Big<text:span text:style-name="T1"> </text:span>One,<text:span text:style-name="T1"> </text:span>the<text:span text:style-name="T1"> </text:span>real<text:span text:style-name="T1"> </text:span>try,<text:span text:style-name="T1"> </text:span>the<text:span text:style-name="T1"> </text:span>make-or-break.<text:span text:style-name="T1"> </text:span>He<text:span text:style-name="T1"> </text:span>gave<text:span text:style-name="T1"> </text:span>Schneider<text:span text:style-name="T1"> </text:span>a<text:span text:style-name="T1"> </text:span>wary<text:span text:style-name="T1"> </text:span>look<text:span text:style-name="T1"> </text:span>which<text:span text:style-name="T1"> </text:span>went<text:span text:style-name="T1"> </text:span>largely<text:span text:style-name="T1"> </text:span>unnoticed.<text:span text:style-name="T1"> </text:span>He<text:span text:style-name="T1"> </text:span>then<text:span text:style-name="T1"> </text:span>made<text:span text:style-name="T1"> </text:span>a<text:span text:style-name="T1"> </text:span>half-hearted<text:span text:style-name="T1"> </text:span>attempt<text:span text:style-name="T1"> </text:span>at<text:span text:style-name="T1"> </text:span>bad<text:span text:style-name="T1"> </text:span>humor,<text:span text:style-name="T1"> </text:span>the<text:span text:style-name="T1"> </text:span>sort<text:span text:style-name="T1"> </text:span>which<text:span text:style-name="T1"> </text:span>could<text:span text:style-name="T1"> </text:span>only<text:span text:style-name="T1"> </text:span>lead<text:span text:style-name="T1"> </text:span>to<text:span text:style-name="T1"> </text:span>nervous<text:span text:style-name="T1"> </text:span>laughter<text:span text:style-name="T1"> </text:span>at<text:span text:style-name="T1"> </text:span>best:</text:p>
      <text:p text:style-name="P1"><text:span text:style-name="T1">“</text:span>Hey!<text:span text:style-name="T1"> </text:span>This<text:span text:style-name="T1"> </text:span>Suit<text:span text:style-name="T1">’</text:span>s<text:span text:style-name="T1"> </text:span>a<text:span text:style-name="T1"> </text:span>bit<text:span text:style-name="T1"> </text:span>embarassing.<text:span text:style-name="T1"> </text:span>Makes<text:span text:style-name="T1"> </text:span>me<text:span text:style-name="T1"> </text:span>look<text:span text:style-name="T1"> </text:span>like<text:span text:style-name="T1"> </text:span>Santa.<text:span text:style-name="T1"> </text:span>What<text:span text:style-name="T1"> </text:span>kind<text:span text:style-name="T1"> </text:span>of<text:span text:style-name="T1"> </text:span>impression<text:span text:style-name="T1"> </text:span>would<text:span text:style-name="T1"> </text:span>that<text:span text:style-name="T1"> </text:span>make,<text:span text:style-name="T1"> </text:span>eh?<text:span text:style-name="T1"> </text:span>Shouldn<text:span text:style-name="T1">’</text:span>t<text:span text:style-name="T1"> </text:span>we<text:span text:style-name="T1"> </text:span>have<text:span text:style-name="T1"> </text:span>gone<text:span text:style-name="T1"> </text:span>with<text:span text:style-name="T1"> </text:span>something<text:span text:style-name="T1"> </text:span>in,<text:span text:style-name="T1"> </text:span>let<text:span text:style-name="T1">’</text:span>s<text:span text:style-name="T1"> </text:span>say,<text:span text:style-name="T1"> </text:span>formal<text:span text:style-name="T1"> </text:span>black?<text:span text:style-name="T1">”</text:span></text:p>
      <text:p text:style-name="P1"><text:span text:style-name="T1">“</text:span>It<text:span text:style-name="T1">’</text:span>s<text:span text:style-name="T1"> </text:span>the<text:span text:style-name="T1"> </text:span>beryllium<text:span text:style-name="T1"> </text:span>laminar<text:span text:style-name="T1"> </text:span>coating<text:span text:style-name="T1"> </text:span>on<text:span text:style-name="T1"> </text:span>the<text:span text:style-name="T1"> </text:span>outer<text:span text:style-name="T1"> </text:span>two<text:span text:style-name="T1"> </text:span>surface<text:span text:style-name="T1"> </text:span>skins,<text:span text:style-name="T1"> </text:span>Robert.<text:span text:style-name="T1"> </text:span>There<text:span text:style-name="T1">’</text:span>s<text:span text:style-name="T1"> </text:span>no<text:span text:style-name="T1"> </text:span>proper<text:span text:style-name="T1"> </text:span>substitute<text:span text:style-name="T1"> </text:span>for<text:span text:style-name="T1"> </text:span>the<text:span text:style-name="T1"> </text:span>photonic<text:span text:style-name="T1"> </text:span>cohesion<text:span text:style-name="T1"> </text:span>exhibited<text:span text:style-name="T1"> </text:span>by<text:span text:style-name="T1"> </text:span>quasi-crystallic<text:span text:style-name="T1"> </text:span>beryllium<text:span text:style-name="T1"> </text:span>films.<text:span text:style-name="T1"> </text:span>I<text:span text:style-name="T1"> </text:span>knew<text:span text:style-name="T1"> </text:span>very<text:span text:style-name="T1"> </text:span>little<text:span text:style-name="T1"> </text:span>people<text:span text:style-name="T1"> </text:span>actually<text:span text:style-name="T1"> </text:span>read<text:span text:style-name="T1"> </text:span>the<text:span text:style-name="T1"> </text:span>technical<text:span text:style-name="T1"> </text:span>documents,<text:span text:style-name="T1"> </text:span>but<text:span text:style-name="T1"> </text:span>I<text:span text:style-name="T1">’</text:span>d<text:span text:style-name="T1"> </text:span>thought<text:span text:style-name="T1"> </text:span>you<text:span text:style-name="T1">’</text:span>d<text:span text:style-name="T1"> </text:span>be<text:span text:style-name="T1"> </text:span>at<text:span text:style-name="T1"> </text:span>least<text:span text:style-name="T1"> </text:span>interested<text:span text:style-name="T1"> </text:span>in<text:span text:style-name="T1"> </text:span>the<text:span text:style-name="T1"> </text:span>design<text:span text:style-name="T1"> </text:span>outlines,<text:span text:style-name="T1">” </text:span>said<text:span text:style-name="T1"> </text:span>Schneider<text:span text:style-name="T1"> </text:span>without<text:span text:style-name="T1"> </text:span>pausing<text:span text:style-name="T1"> </text:span>in<text:span text:style-name="T1"> </text:span>his<text:span text:style-name="T1"> </text:span>work.<text:span text:style-name="T1"> </text:span>Bob<text:span text:style-name="T1"> </text:span>rolled<text:span text:style-name="T1"> </text:span>his<text:span text:style-name="T1"> </text:span>eyes,<text:span text:style-name="T1"> </text:span>realising<text:span text:style-name="T1"> </text:span>he<text:span text:style-name="T1"> </text:span>was<text:span text:style-name="T1"> </text:span>trying<text:span text:style-name="T1"> </text:span>to<text:span text:style-name="T1"> </text:span>connect<text:span text:style-name="T1"> </text:span>emotionally<text:span text:style-name="T1"> </text:span>to<text:span text:style-name="T1"> </text:span>someone<text:span text:style-name="T1"> </text:span>who<text:span text:style-name="T1"> </text:span>designed<text:span text:style-name="T1"> </text:span>a<text:span text:style-name="T1"> </text:span>robot<text:span text:style-name="T1"> </text:span>as<text:span text:style-name="T1"> </text:span>a<text:span text:style-name="T1"> </text:span>pet<text:span text:style-name="T1"> </text:span>when<text:span text:style-name="T1"> </text:span>he<text:span text:style-name="T1"> </text:span>was<text:span text:style-name="T1"> </text:span>seven<text:span text:style-name="T1"> </text:span>years<text:span text:style-name="T1"> </text:span>old.<text:span text:style-name="T1"> </text:span>He<text:span text:style-name="T1"> </text:span>let<text:span text:style-name="T1"> </text:span>out<text:span text:style-name="T1"> </text:span>a<text:span text:style-name="T1"> </text:span>sigh<text:span text:style-name="T1"> </text:span>disquised<text:span text:style-name="T1"> </text:span>as<text:span text:style-name="T1"> </text:span>a<text:span text:style-name="T1"> </text:span>deep<text:span text:style-name="T1"> </text:span>exhale<text:span text:style-name="T1"> </text:span>before<text:span text:style-name="T1"> </text:span>replying<text:span text:style-name="T1"> </text:span>unenthusiastically:</text:p>
      <text:p text:style-name="P1"><text:span text:style-name="T1">“</text:span>It<text:span text:style-name="T1">’</text:span>s<text:span text:style-name="T1"> </text:span>supposed<text:span text:style-name="T1"> </text:span>to<text:span text:style-name="T1"> </text:span>be<text:span text:style-name="T1"> </text:span>a<text:span text:style-name="T1"> </text:span>joke,<text:span text:style-name="T1"> </text:span>Kurt.<text:span text:style-name="T1">”</text:span></text:p>
      <text:p text:style-name="P1">Schneider<text:span text:style-name="T1"> </text:span>turned<text:span text:style-name="T1"> </text:span>momentarily<text:span text:style-name="T1"> </text:span>to<text:span text:style-name="T1"> </text:span>smile<text:span text:style-name="T1"> </text:span>at<text:span text:style-name="T1"> </text:span>Bob,<text:span text:style-name="T1"> </text:span>before<text:span text:style-name="T1"> </text:span>adding:</text:p>
      <text:p text:style-name="P1"><text:span text:style-name="T1">“</text:span>Well<text:span text:style-name="T1"> </text:span>then,<text:span text:style-name="T1"> </text:span>I<text:span text:style-name="T1"> </text:span>hear<text:span text:style-name="T1"> </text:span>black<text:span text:style-name="T1"> </text:span>is<text:span text:style-name="T1"> </text:span>out<text:span text:style-name="T1"> </text:span>of<text:span text:style-name="T1"> </text:span>fashion.<text:span text:style-name="T1"> </text:span>Red,<text:span text:style-name="T1"> </text:span>they<text:span text:style-name="T1"> </text:span>say,<text:span text:style-name="T1"> </text:span>is<text:span text:style-name="T1"> </text:span>the<text:span text:style-name="T1"> </text:span>new<text:span text:style-name="T1"> </text:span>black.<text:span text:style-name="T1">”</text:span></text:p>
      <text:p text:style-name="P1">And<text:span text:style-name="T1"> </text:span>with<text:span text:style-name="T1"> </text:span>that,<text:span text:style-name="T1"> </text:span>he<text:span text:style-name="T1"> </text:span>walked<text:span text:style-name="T1"> </text:span>away<text:span text:style-name="T1"> </text:span>briskly,<text:span text:style-name="T1"> </text:span>focusing<text:span text:style-name="T1"> </text:span>his<text:span text:style-name="T1"> </text:span>attention<text:span text:style-name="T1"> </text:span>on<text:span text:style-name="T1"> </text:span>another<text:span text:style-name="T1"> </text:span>mystifying<text:span text:style-name="T1"> </text:span>calibration<text:span text:style-name="T1"> </text:span>task,<text:span text:style-name="T1"> </text:span>leaving<text:span text:style-name="T1"> </text:span>bob<text:span text:style-name="T1"> </text:span>to<text:span text:style-name="T1"> </text:span>just<text:span text:style-name="T1"> </text:span>sit<text:span text:style-name="T1"> </text:span>and<text:span text:style-name="T1"> </text:span>think<text:span text:style-name="T1"> </text:span>what<text:span text:style-name="T1"> </text:span>it<text:span text:style-name="T1"> </text:span>would<text:span text:style-name="T1"> </text:span>be<text:span text:style-name="T1"> </text:span>like<text:span text:style-name="T1"> </text:span>to<text:span text:style-name="T1"> </text:span>be<text:span text:style-name="T1"> </text:span>the<text:span text:style-name="T1"> </text:span>first<text:span text:style-name="T1"> </text:span>living<text:span text:style-name="T1"> </text:span>man<text:span text:style-name="T1"> </text:span>to<text:span text:style-name="T1"> </text:span>experience<text:span text:style-name="T1"> </text:span>the<text:span text:style-name="T1"> </text:span>afterworld.</text:p>
      <text:p text:style-name="P1">Bob<text:span text:style-name="T1">’</text:span>s<text:span text:style-name="T1"> </text:span>eyes<text:span text:style-name="T1"> </text:span>wandered<text:span text:style-name="T1"> </text:span>uncertainly<text:span text:style-name="T1"> </text:span>before<text:span text:style-name="T1"> </text:span>settling<text:span text:style-name="T1"> </text:span>on<text:span text:style-name="T1"> </text:span>the<text:span text:style-name="T1"> </text:span>observation<text:span text:style-name="T1"> </text:span>pane,<text:span text:style-name="T1"> </text:span>a<text:span text:style-name="T1"> </text:span>hundred<text:span text:style-name="T1"> </text:span>feet<text:span text:style-name="T1"> </text:span>away,<text:span text:style-name="T1"> </text:span>and<text:span text:style-name="T1"> </text:span>only<text:span text:style-name="T1"> </text:span>three<text:span text:style-name="T1"> </text:span>feet<text:span text:style-name="T1"> </text:span>wide.<text:span text:style-name="T1"> </text:span>It<text:span text:style-name="T1"> </text:span>was<text:span text:style-name="T1"> </text:span>large<text:span text:style-name="T1"> </text:span>enough<text:span text:style-name="T1"> </text:span>for<text:span text:style-name="T1"> </text:span>the<text:span text:style-name="T1"> </text:span>observers<text:span text:style-name="T1"> </text:span>to<text:span text:style-name="T1"> </text:span>gape<text:span text:style-name="T1"> </text:span>into<text:span text:style-name="T1"> </text:span>the<text:span text:style-name="T1"> </text:span>Labyrinth,<text:span text:style-name="T1"> </text:span>the<text:span text:style-name="T1"> </text:span>Intrinsic<text:span text:style-name="T1"> </text:span>Enthalpy<text:span text:style-name="T1"> </text:span>Facility<text:span text:style-name="T1">’</text:span>s<text:span text:style-name="T1"> </text:span>pet<text:span text:style-name="T1"> </text:span>name.</text:p>
      <text:p text:style-name="P1">He<text:span text:style-name="T1"> </text:span>suddenly<text:span text:style-name="T1"> </text:span>deeply<text:span text:style-name="T1"> </text:span>wished<text:span text:style-name="T1"> </text:span>he<text:span text:style-name="T1"> </text:span>could<text:span text:style-name="T1"> </text:span>see<text:span text:style-name="T1"> </text:span>Lisa<text:span text:style-name="T1"> </text:span>behind<text:span text:style-name="T1"> </text:span>that<text:span text:style-name="T1"> </text:span>pane;<text:span text:style-name="T1"> </text:span>but<text:span text:style-name="T1"> </text:span>all<text:span text:style-name="T1"> </text:span>the<text:span text:style-name="T1"> </text:span>faces<text:span text:style-name="T1"> </text:span>he<text:span text:style-name="T1"> </text:span>could<text:span text:style-name="T1"> </text:span>glimpse<text:span text:style-name="T1"> </text:span>belonged<text:span text:style-name="T1"> </text:span>to<text:span text:style-name="T1"> </text:span>top<text:span text:style-name="T1"> </text:span>brass;<text:span text:style-name="T1"> </text:span>emotionless,<text:span text:style-name="T1"> </text:span>unwavering,<text:span text:style-name="T1"> </text:span>rigid.<text:span text:style-name="T1"> </text:span>People<text:span text:style-name="T1"> </text:span>that<text:span text:style-name="T1"> </text:span>had<text:span text:style-name="T1"> </text:span>no<text:span text:style-name="T1"> </text:span>idea<text:span text:style-name="T1"> </text:span>what<text:span text:style-name="T1"> </text:span>all<text:span text:style-name="T1"> </text:span>this<text:span text:style-name="T1"> </text:span>was<text:span text:style-name="T1"> </text:span>about,<text:span text:style-name="T1"> </text:span>having<text:span text:style-name="T1"> </text:span>simply<text:span text:style-name="T1"> </text:span>been<text:span text:style-name="T1"> </text:span>convinced<text:span text:style-name="T1"> </text:span>that<text:span text:style-name="T1"> </text:span>it<text:span text:style-name="T1"> </text:span>was<text:span text:style-name="T1"> </text:span>more<text:span text:style-name="T1"> </text:span>than<text:span text:style-name="T1"> </text:span>worth<text:span text:style-name="T1"> </text:span>the<text:span text:style-name="T1"> </text:span>money<text:span text:style-name="T1"> </text:span>that<text:span text:style-name="T1"> </text:span>could<text:span text:style-name="T1">’</text:span>ve<text:span text:style-name="T1"> </text:span>bought<text:span text:style-name="T1"> </text:span>them<text:span text:style-name="T1"> </text:span>a<text:span text:style-name="T1"> </text:span>mass-driver<text:span text:style-name="T1"> </text:span>on<text:span text:style-name="T1"> </text:span>the<text:span text:style-name="T1"> </text:span>moon,<text:span text:style-name="T1"> </text:span>or<text:span text:style-name="T1"> </text:span>alternatively,<text:span text:style-name="T1"> </text:span>a<text:span text:style-name="T1"> </text:span>near-infinite<text:span text:style-name="T1"> </text:span>supply<text:span text:style-name="T1"> </text:span>of<text:span text:style-name="T1"> </text:span>paperclips.<text:span text:style-name="T1"> </text:span>They<text:span text:style-name="T1"> </text:span><text:soft-page-break/>just<text:span text:style-name="T1"> </text:span>wanted<text:span text:style-name="T1"> </text:span>to<text:span text:style-name="T1"> </text:span>see<text:span text:style-name="T1"> </text:span>if<text:span text:style-name="T1"> </text:span>Schneider<text:span text:style-name="T1"> </text:span>would<text:span text:style-name="T1"> </text:span>deliver<text:span text:style-name="T1"> </text:span>the<text:span text:style-name="T1"> </text:span>goods;<text:span text:style-name="T1"> </text:span>the<text:span text:style-name="T1"> </text:span>significance<text:span text:style-name="T1"> </text:span>of<text:span text:style-name="T1"> </text:span>what<text:span text:style-name="T1"> </text:span>would<text:span text:style-name="T1"> </text:span>be<text:span text:style-name="T1"> </text:span>accomplished<text:span text:style-name="T1"> </text:span>was<text:span text:style-name="T1"> </text:span>totally<text:span text:style-name="T1"> </text:span>lost<text:span text:style-name="T1"> </text:span>on<text:span text:style-name="T1"> </text:span>them.</text:p>
      <text:p text:style-name="P1">Bob<text:span text:style-name="T1"> </text:span>glimpsed<text:span text:style-name="T1"> </text:span>the<text:span text:style-name="T1"> </text:span>reflection<text:span text:style-name="T1"> </text:span>of<text:span text:style-name="T1"> </text:span>him<text:span text:style-name="T1"> </text:span>on<text:span text:style-name="T1"> </text:span>a<text:span text:style-name="T1"> </text:span>cooling<text:span text:style-name="T1"> </text:span>bank<text:span text:style-name="T1">’</text:span>s<text:span text:style-name="T1"> </text:span>chrome<text:span text:style-name="T1"> </text:span>surface.<text:span text:style-name="T1"> </text:span>The<text:span text:style-name="T1"> </text:span>crisp<text:span text:style-name="T1"> </text:span>touch<text:span text:style-name="T1"> </text:span>of<text:span text:style-name="T1"> </text:span>ice<text:span text:style-name="T1"> </text:span>on<text:span text:style-name="T1"> </text:span>his<text:span text:style-name="T1"> </text:span>reflected<text:span text:style-name="T1"> </text:span>image<text:span text:style-name="T1"> </text:span>made<text:span text:style-name="T1"> </text:span>him<text:span text:style-name="T1"> </text:span>feel<text:span text:style-name="T1"> </text:span>warm<text:span text:style-name="T1"> </text:span>and<text:span text:style-name="T1"> </text:span>comfortable<text:span text:style-name="T1"> </text:span>inside<text:span text:style-name="T1"> </text:span>the<text:span text:style-name="T1"> </text:span>suit.<text:span text:style-name="T1"> </text:span>His<text:span text:style-name="T1"> </text:span>head<text:span text:style-name="T1"> </text:span>though<text:span text:style-name="T1"> </text:span>was<text:span text:style-name="T1"> </text:span>still<text:span text:style-name="T1"> </text:span>swimming<text:span text:style-name="T1"> </text:span>in<text:span text:style-name="T1"> </text:span>the<text:span text:style-name="T1"> </text:span>haze<text:span text:style-name="T1"> </text:span>from<text:span text:style-name="T1"> </text:span>the<text:span text:style-name="T1"> </text:span>drug<text:span text:style-name="T1"> </text:span>soup<text:span text:style-name="T1"> </text:span>he<text:span text:style-name="T1">’</text:span>d<text:span text:style-name="T1"> </text:span>taken<text:span text:style-name="T1"> </text:span>that<text:span text:style-name="T1"> </text:span>morning.<text:span text:style-name="T1"> </text:span>He<text:span text:style-name="T1"> </text:span>called<text:span text:style-name="T1"> </text:span>out<text:span text:style-name="T1"> </text:span>to<text:span text:style-name="T1"> </text:span>Schneider<text:span text:style-name="T1"> </text:span>who<text:span text:style-name="T1"> </text:span>was<text:span text:style-name="T1"> </text:span>standing<text:span text:style-name="T1"> </text:span>a<text:span text:style-name="T1"> </text:span>dozen<text:span text:style-name="T1"> </text:span>feet<text:span text:style-name="T1"> </text:span>away,<text:span text:style-name="T1"> </text:span>running<text:span text:style-name="T1"> </text:span>last-minute<text:span text:style-name="T1"> </text:span>diagnostics<text:span text:style-name="T1"> </text:span>on<text:span text:style-name="T1"> </text:span>yet<text:span text:style-name="T1"> </text:span>another<text:span text:style-name="T1"> </text:span>control<text:span text:style-name="T1"> </text:span>panel<text:span text:style-name="T1"> </text:span>himself:</text:p>
      <text:p text:style-name="P1"><text:span text:style-name="T1">“</text:span>Uhm,<text:span text:style-name="T1"> </text:span>Kurt?<text:span text:style-name="T1"> </text:span>I<text:span text:style-name="T1"> </text:span>think<text:span text:style-name="T1"> </text:span>I<text:span text:style-name="T1">’</text:span>m<text:span text:style-name="T1"> </text:span>nauseous.<text:span text:style-name="T1">”</text:span></text:p>
      <text:p text:style-name="P1"><text:span text:style-name="T1">“</text:span>It<text:span text:style-name="T1">’</text:span>s<text:span text:style-name="T1"> </text:span>the<text:span text:style-name="T1"> </text:span>tetra-di-cynocytin-based<text:span text:style-name="T1"> </text:span>inhibitors.<text:span text:style-name="T1"> </text:span>There<text:span text:style-name="T1">’</text:span>s<text:span text:style-name="T1"> </text:span>always<text:span text:style-name="T1"> </text:span>some<text:span text:style-name="T1"> </text:span>penta-thymo-ephedrin<text:span text:style-name="T1"> </text:span>to<text:span text:style-name="T1"> </text:span>counteract<text:span text:style-name="T1"> </text:span>that,<text:span text:style-name="T1"> </text:span>but<text:span text:style-name="T1"> </text:span>it<text:span text:style-name="T1"> </text:span>seems<text:span text:style-name="T1"> </text:span>likely<text:span text:style-name="T1"> </text:span>today<text:span text:style-name="T1"> </text:span>you<text:span text:style-name="T1">’</text:span>re<text:span text:style-name="T1"> </text:span>a<text:span text:style-name="T1"> </text:span>bit<text:span text:style-name="T1"> </text:span>more<text:span text:style-name="T1"> </text:span>anxious,<text:span text:style-name="T1">” </text:span>replied<text:span text:style-name="T1"> </text:span>Schneider<text:span text:style-name="T1"> </text:span>coolly.<text:span text:style-name="T1"> </text:span>He<text:span text:style-name="T1"> </text:span>seemed<text:span text:style-name="T1"> </text:span>to<text:span text:style-name="T1"> </text:span>be<text:span text:style-name="T1"> </text:span>handling<text:span text:style-name="T1"> </text:span>everything<text:span text:style-name="T1"> </text:span>as<text:span text:style-name="T1"> </text:span>if<text:span text:style-name="T1"> </text:span>this<text:span text:style-name="T1"> </text:span>was<text:span text:style-name="T1"> </text:span>just<text:span text:style-name="T1"> </text:span>another<text:span text:style-name="T1"> </text:span>dry<text:span text:style-name="T1"> </text:span>run.</text:p>
      <text:p text:style-name="P1"><text:span text:style-name="T1">“</text:span>I<text:span text:style-name="T1"> </text:span>think<text:span text:style-name="T1"> </text:span>I<text:span text:style-name="T1"> </text:span>need<text:span text:style-name="T1"> </text:span>some<text:span text:style-name="T1"> </text:span>more<text:span text:style-name="T1"> </text:span>of<text:span text:style-name="T1"> </text:span>that<text:span text:style-name="T1"> </text:span>ephedrin,<text:span text:style-name="T1">” </text:span>said<text:span text:style-name="T1"> </text:span>Bob<text:span text:style-name="T1"> </text:span>somewhat<text:span text:style-name="T1"> </text:span>weakly.<text:span text:style-name="T1"> </text:span>Schneider<text:span text:style-name="T1"> </text:span>shook<text:span text:style-name="T1"> </text:span>his<text:span text:style-name="T1"> </text:span>head<text:span text:style-name="T1"> </text:span>slightly,<text:span text:style-name="T1"> </text:span>indicating<text:span text:style-name="T1"> </text:span>a<text:span text:style-name="T1"> </text:span>terse<text:span text:style-name="T1"> ’</text:span>no<text:span text:style-name="T1">’</text:span>.<text:span text:style-name="T1"> </text:span>Bob<text:span text:style-name="T1"> </text:span>tried<text:span text:style-name="T1"> </text:span>to<text:span text:style-name="T1"> </text:span>sound<text:span text:style-name="T1"> </text:span>convincing<text:span text:style-name="T1"> </text:span>when<text:span text:style-name="T1"> </text:span>he<text:span text:style-name="T1"> </text:span>said:</text:p>
      <text:p text:style-name="P1"><text:span text:style-name="T1">“</text:span>I<text:span text:style-name="T1"> </text:span>feel<text:span text:style-name="T1"> </text:span>like<text:span text:style-name="T1"> </text:span>throwing<text:span text:style-name="T1"> </text:span>up.<text:span text:style-name="T1">”</text:span></text:p>
      <text:p text:style-name="P1"><text:span text:style-name="T1">“</text:span>By<text:span text:style-name="T1"> </text:span>all<text:span text:style-name="T1"> </text:span>means,<text:span text:style-name="T1"> </text:span>Robert.<text:span text:style-name="T1"> </text:span>The<text:span text:style-name="T1"> </text:span>Suit<text:span text:style-name="T1"> </text:span>will<text:span text:style-name="T1"> </text:span>administer<text:span text:style-name="T1"> </text:span>fluids<text:span text:style-name="T1"> </text:span>to<text:span text:style-name="T1"> </text:span>balance<text:span text:style-name="T1"> </text:span>the<text:span text:style-name="T1"> </text:span>losses,<text:span text:style-name="T1"> </text:span>nothing<text:span text:style-name="T1"> </text:span>to<text:span text:style-name="T1"> </text:span>worry.<text:span text:style-name="T1">”</text:span></text:p>
      <text:p text:style-name="P1">Bob<text:span text:style-name="T1"> </text:span>gave<text:span text:style-name="T1"> </text:span>up,<text:span text:style-name="T1"> </text:span>and<text:span text:style-name="T1"> </text:span>started<text:span text:style-name="T1"> </text:span>taking<text:span text:style-name="T1"> </text:span>deep<text:span text:style-name="T1"> </text:span>breaths<text:span text:style-name="T1"> </text:span>with<text:span text:style-name="T1"> </text:span>practiced<text:span text:style-name="T1"> </text:span>self-discipline,<text:span text:style-name="T1"> </text:span>forcing<text:span text:style-name="T1"> </text:span>himself<text:span text:style-name="T1"> </text:span>into<text:span text:style-name="T1"> </text:span>a<text:span text:style-name="T1"> </text:span>state<text:span text:style-name="T1"> </text:span>of<text:span text:style-name="T1"> </text:span>serene<text:span text:style-name="T1"> </text:span>calmness.<text:span text:style-name="T1"> </text:span>It<text:span text:style-name="T1"> </text:span>was<text:span text:style-name="T1"> </text:span>part<text:span text:style-name="T1"> </text:span>of<text:span text:style-name="T1"> </text:span>a<text:span text:style-name="T1"> </text:span>well-rehearsed<text:span text:style-name="T1"> </text:span>checklist,<text:span text:style-name="T1"> </text:span>and<text:span text:style-name="T1"> </text:span>quite<text:span text:style-name="T1"> </text:span>contrary<text:span text:style-name="T1"> </text:span>to<text:span text:style-name="T1"> </text:span>his<text:span text:style-name="T1"> </text:span>human,<text:span text:style-name="T1"> </text:span>innate<text:span text:style-name="T1"> </text:span>instinct<text:span text:style-name="T1"> </text:span>of<text:span text:style-name="T1"> </text:span>fear.</text:p>
      <text:p text:style-name="P1">He<text:span text:style-name="T1"> </text:span>ventured<text:span text:style-name="T1"> </text:span>a<text:span text:style-name="T1"> </text:span>look<text:span text:style-name="T1"> </text:span>at<text:span text:style-name="T1"> </text:span>the<text:span text:style-name="T1"> </text:span>low-hung<text:span text:style-name="T1"> </text:span>ceiling;<text:span text:style-name="T1"> </text:span>the<text:span text:style-name="T1"> </text:span>mess<text:span text:style-name="T1"> </text:span>of<text:span text:style-name="T1"> </text:span>cables,<text:span text:style-name="T1"> </text:span>pipelines<text:span text:style-name="T1"> </text:span>and<text:span text:style-name="T1"> </text:span>ducts<text:span text:style-name="T1"> </text:span>offering<text:span text:style-name="T1"> </text:span>a<text:span text:style-name="T1"> </text:span>dizzying<text:span text:style-name="T1"> </text:span>spectacle.<text:span text:style-name="T1"> </text:span>He<text:span text:style-name="T1"> </text:span>continued<text:span text:style-name="T1"> </text:span>his<text:span text:style-name="T1"> </text:span>slow,<text:span text:style-name="T1"> </text:span>deep,<text:span text:style-name="T1"> </text:span>breathing<text:span text:style-name="T1"> </text:span>pattern,<text:span text:style-name="T1"> </text:span>muttering<text:span text:style-name="T1"> </text:span>under<text:span text:style-name="T1"> </text:span>his<text:span text:style-name="T1"> </text:span>breath.<text:span text:style-name="T1"> </text:span>When<text:span text:style-name="T1"> </text:span>Schneider<text:span text:style-name="T1"> </text:span>finished<text:span text:style-name="T1"> </text:span>the<text:span text:style-name="T1"> </text:span>last<text:span text:style-name="T1"> </text:span>of<text:span text:style-name="T1"> </text:span>his<text:span text:style-name="T1"> </text:span>hands-on<text:span text:style-name="T1"> </text:span>checks,<text:span text:style-name="T1"> </text:span>he<text:span text:style-name="T1"> </text:span>turned<text:span text:style-name="T1"> </text:span>his<text:span text:style-name="T1"> </text:span>attention<text:span text:style-name="T1"> </text:span>on<text:span text:style-name="T1"> </text:span>the<text:span text:style-name="T1"> </text:span>Chair<text:span text:style-name="T1"> </text:span>with<text:span text:style-name="T1"> </text:span>renewed<text:span text:style-name="T1"> </text:span>vigor.<text:span text:style-name="T1"> </text:span>He<text:span text:style-name="T1"> </text:span>noticed<text:span text:style-name="T1"> </text:span>Bob<text:span text:style-name="T1"> </text:span>had<text:span text:style-name="T1"> </text:span>his<text:span text:style-name="T1"> </text:span>eyes<text:span text:style-name="T1"> </text:span>closed,<text:span text:style-name="T1"> </text:span>mumbling<text:span text:style-name="T1"> </text:span>inaudibly.</text:p>
      <text:p text:style-name="P1"><text:span text:style-name="T1">“</text:span>Say<text:span text:style-name="T1"> </text:span>it<text:span text:style-name="T1"> </text:span>out<text:span text:style-name="T1"> </text:span>loud<text:span text:style-name="T1"> </text:span>if<text:span text:style-name="T1"> </text:span>it<text:span text:style-name="T1"> </text:span>makes<text:span text:style-name="T1"> </text:span>you<text:span text:style-name="T1"> </text:span>feel<text:span text:style-name="T1"> </text:span>any<text:span text:style-name="T1"> </text:span>better<text:span text:style-name="T1"> </text:span>Bob.<text:span text:style-name="T1"> </text:span>I<text:span text:style-name="T1"> </text:span>know<text:span text:style-name="T1"> </text:span>what<text:span text:style-name="T1"> </text:span>you<text:span text:style-name="T1">’</text:span>re<text:span text:style-name="T1"> </text:span>saying<text:span text:style-name="T1"> </text:span>anyway.<text:span text:style-name="T1">”</text:span></text:p>
      <text:p text:style-name="P1">Bob<text:span text:style-name="T1"> </text:span>shot<text:span text:style-name="T1"> </text:span>an<text:span text:style-name="T1"> </text:span>exasperated<text:span text:style-name="T1"> </text:span>look<text:span text:style-name="T1"> </text:span>at<text:span text:style-name="T1"> </text:span>Schneider.<text:span text:style-name="T1"> </text:span>He<text:span text:style-name="T1"> </text:span>chased<text:span text:style-name="T1"> </text:span>it<text:span text:style-name="T1"> </text:span>up<text:span text:style-name="T1"> </text:span>with<text:span text:style-name="T1"> </text:span>a<text:span text:style-name="T1"> </text:span>scoff:</text:p>
      <text:p text:style-name="P1"><text:span text:style-name="T1">“</text:span>Reading<text:span text:style-name="T1"> </text:span>minds<text:span text:style-name="T1"> </text:span>already,<text:span text:style-name="T1"> </text:span>Kurt?<text:span text:style-name="T1">”</text:span></text:p>
      <text:p text:style-name="P1"><text:span text:style-name="T1">“</text:span>Lips,<text:span text:style-name="T1"> </text:span>actually.<text:span text:style-name="T1"> </text:span>It<text:span text:style-name="T1"> </text:span>works<text:span text:style-name="T1"> </text:span>wonders<text:span text:style-name="T1"> </text:span>at<text:span text:style-name="T1"> </text:span>fund-raisers,<text:span text:style-name="T1"> </text:span>especially<text:span text:style-name="T1"> </text:span>with<text:span text:style-name="T1"> </text:span>the<text:span text:style-name="T1"> </text:span>ladies.<text:span text:style-name="T1">”</text:span></text:p>
      <text:p text:style-name="P1"><text:span text:style-name="T1">“</text:span>Jesus,<text:span text:style-name="T1"> </text:span>Kurt.<text:span text:style-name="T1"> </text:span>Read<text:span text:style-name="T1"> </text:span>it<text:span text:style-name="T1"> </text:span>again:<text:span text:style-name="T1"> </text:span>Fuck<text:span text:style-name="T1"> </text:span>you.<text:span text:style-name="T1"> </text:span>I<text:span text:style-name="T1">’</text:span>ve<text:span text:style-name="T1"> </text:span>pissed<text:span text:style-name="T1"> </text:span>inside<text:span text:style-name="T1"> </text:span>this<text:span text:style-name="T1"> </text:span>thing<text:span text:style-name="T1"> </text:span>twice<text:span text:style-name="T1"> </text:span>already.<text:span text:style-name="T1"> </text:span>I<text:span text:style-name="T1">’</text:span>ve<text:span text:style-name="T1"> </text:span>been<text:span text:style-name="T1"> </text:span>stuck<text:span text:style-name="T1"> </text:span>here<text:span text:style-name="T1"> </text:span>for<text:span text:style-name="T1"> </text:span>five<text:span text:style-name="T1"> </text:span>hours.<text:span text:style-name="T1"> </text:span>Are<text:span text:style-name="T1"> </text:span>we<text:span text:style-name="T1"> </text:span>gonna<text:span text:style-name="T1"> </text:span>do<text:span text:style-name="T1"> </text:span>this?<text:span text:style-name="T1"> </text:span>Today?<text:span text:style-name="T1">”</text:span></text:p>
      <text:p text:style-name="P1">Schneider<text:span text:style-name="T1"> </text:span>took<text:span text:style-name="T1"> </text:span>a<text:span text:style-name="T1"> </text:span>few<text:span text:style-name="T1"> </text:span>steps<text:span text:style-name="T1"> </text:span>closer<text:span text:style-name="T1"> </text:span>to<text:span text:style-name="T1"> </text:span>Bob.<text:span text:style-name="T1"> </text:span>This<text:span text:style-name="T1"> </text:span>time,<text:span text:style-name="T1"> </text:span>he<text:span text:style-name="T1"> </text:span>seemed<text:span text:style-name="T1"> </text:span>to<text:span text:style-name="T1"> </text:span>have<text:span text:style-name="T1"> </text:span>his<text:span text:style-name="T1"> </text:span>flippancy<text:span text:style-name="T1"> </text:span>switched<text:span text:style-name="T1"> </text:span>to<text:span text:style-name="T1"> ’</text:span>off<text:span text:style-name="T1">’</text:span>:</text:p>
      <text:p text:style-name="P1"><text:span text:style-name="T1">“</text:span>Look,<text:span text:style-name="T1"> </text:span>Bob.<text:span text:style-name="T1"> </text:span>This<text:span text:style-name="T1"> </text:span>isn<text:span text:style-name="T1">’</text:span>t<text:span text:style-name="T1"> </text:span>a<text:span text:style-name="T1"> </text:span>dry<text:span text:style-name="T1"> </text:span>run.<text:span text:style-name="T1"> </text:span>This<text:span text:style-name="T1"> </text:span>is<text:span text:style-name="T1"> </text:span>the<text:span text:style-name="T1"> </text:span>real<text:span text:style-name="T1"> </text:span>thing.<text:span text:style-name="T1"> </text:span>You<text:span text:style-name="T1"> </text:span>can<text:span text:style-name="T1"> </text:span>still<text:span text:style-name="T1"> </text:span>back<text:span text:style-name="T1"> </text:span>out.<text:span text:style-name="T1"> </text:span>I<text:span text:style-name="T1">’</text:span>ve<text:span text:style-name="T1"> </text:span>been<text:span text:style-name="T1"> </text:span>waiting<text:span text:style-name="T1"> </text:span>for<text:span text:style-name="T1"> </text:span>this<text:span text:style-name="T1"> </text:span>moment<text:span text:style-name="T1"> </text:span>for<text:span text:style-name="T1"> </text:span>almost<text:span text:style-name="T1"> </text:span>twenty<text:span text:style-name="T1"> </text:span>years.<text:span text:style-name="T1"> </text:span>It<text:span text:style-name="T1">’</text:span>s<text:span text:style-name="T1"> </text:span>not<text:span text:style-name="T1"> </text:span>like<text:span text:style-name="T1"> </text:span>it<text:span text:style-name="T1">’</text:span>s<text:span text:style-name="T1"> </text:span>going<text:span text:style-name="T1"> </text:span>to<text:span text:style-name="T1"> </text:span>go<text:span text:style-name="T1"> </text:span>away.<text:span text:style-name="T1"> </text:span>There<text:span text:style-name="T1">’</text:span>s<text:span text:style-name="T1"> </text:span>always<text:span text:style-name="T1"> </text:span>tomorrow.<text:span text:style-name="T1"> </text:span>Piotr<text:span text:style-name="T1"> </text:span>is<text:span text:style-name="T1"> </text:span>practically<text:span text:style-name="T1"> </text:span>gnawing<text:span text:style-name="T1"> </text:span>at<text:span text:style-name="T1"> </text:span>his<text:span text:style-name="T1"> </text:span>Suit<text:span text:style-name="T1"> </text:span>in<text:span text:style-name="T1"> </text:span>E-3.<text:span text:style-name="T1"> </text:span>He<text:span text:style-name="T1"> </text:span>can<text:span text:style-name="T1"> </text:span>take<text:span text:style-name="T1"> </text:span>your<text:span text:style-name="T1"> </text:span>place,<text:span text:style-name="T1"> </text:span>recalibrate<text:span text:style-name="T1"> </text:span>in<text:span text:style-name="T1"> </text:span>under<text:span text:style-name="T1"> </text:span>one<text:span text:style-name="T1"> </text:span>hour.<text:span text:style-name="T1">”</text:span></text:p>
      <text:p text:style-name="P1">Bob<text:span text:style-name="T1"> </text:span>suddenly<text:span text:style-name="T1"> </text:span>jerked<text:span text:style-name="T1"> </text:span>himself<text:span text:style-name="T1"> </text:span>upright,<text:span text:style-name="T1"> </text:span>even<text:span text:style-name="T1"> </text:span>with<text:span text:style-name="T1"> </text:span>all<text:span text:style-name="T1"> </text:span>the<text:span text:style-name="T1"> </text:span>Suit<text:span text:style-name="T1">’</text:span>s<text:span text:style-name="T1"> </text:span>bulk.<text:span text:style-name="T1"> </text:span>His<text:span text:style-name="T1"> </text:span>eyes<text:span text:style-name="T1"> </text:span>suddenly<text:span text:style-name="T1"> </text:span>flared<text:span text:style-name="T1"> </text:span>with<text:span text:style-name="T1"> </text:span>the<text:span text:style-name="T1"> </text:span>same<text:span text:style-name="T1"> </text:span>gleam<text:span text:style-name="T1"> </text:span>like<text:span text:style-name="T1"> </text:span>five<text:span text:style-name="T1"> </text:span>years<text:span text:style-name="T1"> </text:span>before,<text:span text:style-name="T1"> </text:span>when<text:span text:style-name="T1"> </text:span>he<text:span text:style-name="T1"> </text:span>had<text:span text:style-name="T1"> </text:span>first<text:span text:style-name="T1"> </text:span>entered<text:span text:style-name="T1"> </text:span>the<text:span text:style-name="T1"> </text:span>project,<text:span text:style-name="T1"> </text:span>and<text:span text:style-name="T1"> </text:span>laid<text:span text:style-name="T1"> </text:span>eyes<text:span text:style-name="T1"> </text:span>on<text:span text:style-name="T1"> </text:span>the<text:span text:style-name="T1"> </text:span>Chair.<text:span text:style-name="T1"> </text:span>He<text:span text:style-name="T1"> </text:span>didn<text:span text:style-name="T1">’</text:span>t<text:span text:style-name="T1"> </text:span>seem<text:span text:style-name="T1"> </text:span>fond<text:span text:style-name="T1"> </text:span>of<text:span text:style-name="T1"> </text:span>Schneider<text:span text:style-name="T1">’</text:span>s<text:span text:style-name="T1"> </text:span>idea<text:span text:style-name="T1"> </text:span>at<text:span text:style-name="T1"> </text:span>all.</text:p>
      <text:p text:style-name="P1"><text:span text:style-name="T1">“</text:span>Fuck<text:span text:style-name="T1"> </text:span>Piotr!<text:span text:style-name="T1"> </text:span>I<text:span text:style-name="T1">’</text:span>ve<text:span text:style-name="T1"> </text:span>seen<text:span text:style-name="T1"> </text:span>his<text:span text:style-name="T1"> </text:span>stats.<text:span text:style-name="T1"> </text:span>You<text:span text:style-name="T1"> </text:span>don<text:span text:style-name="T1">’</text:span>t<text:span text:style-name="T1"> </text:span>need<text:span text:style-name="T1"> </text:span>to<text:span text:style-name="T1"> </text:span>goad<text:span text:style-name="T1"> </text:span>me<text:span text:style-name="T1"> </text:span>into<text:span text:style-name="T1"> </text:span>doing<text:span text:style-name="T1"> </text:span>this,<text:span text:style-name="T1"> </text:span>Kurt.<text:span text:style-name="T1"> </text:span>I<text:span text:style-name="T1"> </text:span>want<text:span text:style-name="T1"> </text:span>to.<text:span text:style-name="T1"> </text:span>It<text:span text:style-name="T1">’</text:span>s<text:span text:style-name="T1"> </text:span>just<text:span text:style-name="T1"> </text:span>too<text:span text:style-name="T1"> </text:span>fucking<text:span text:style-name="T1"> </text:span>much,<text:span text:style-name="T1"> </text:span>you<text:span text:style-name="T1"> </text:span>know?<text:span text:style-name="T1"> </text:span>I<text:span text:style-name="T1">’</text:span>m<text:span text:style-name="T1"> </text:span>scared,<text:span text:style-name="T1"> </text:span>that<text:span text:style-name="T1">’</text:span>s<text:span text:style-name="T1"> </text:span>all.<text:span text:style-name="T1">”</text:span></text:p>
      <text:p text:style-name="P1">Much<text:span text:style-name="T1"> </text:span>to<text:span text:style-name="T1"> </text:span>his<text:span text:style-name="T1"> </text:span>chagrin,<text:span text:style-name="T1"> </text:span>Schneider<text:span text:style-name="T1"> </text:span>smiled,<text:span text:style-name="T1"> </text:span>but<text:span text:style-name="T1"> </text:span>Bob<text:span text:style-name="T1"> </text:span>did<text:span text:style-name="T1"> </text:span>not<text:span text:style-name="T1"> </text:span>avert<text:span text:style-name="T1"> </text:span>his<text:span text:style-name="T1"> </text:span>gaze<text:span text:style-name="T1"> </text:span>or<text:span text:style-name="T1"> </text:span>indicate<text:span text:style-name="T1"> </text:span>he<text:span text:style-name="T1"> </text:span>felt<text:span text:style-name="T1"> </text:span>uncomfortable.<text:span text:style-name="T1"> </text:span>There<text:span text:style-name="T1"> </text:span>were<text:span text:style-name="T1"> </text:span>probably<text:span text:style-name="T1"> </text:span>worse<text:span text:style-name="T1"> </text:span>things<text:span text:style-name="T1"> </text:span>than<text:span text:style-name="T1"> </text:span>Schneider<text:span text:style-name="T1">’</text:span>s<text:span text:style-name="T1"> </text:span>smile<text:span text:style-name="T1"> </text:span>where<text:span text:style-name="T1"> </text:span>he<text:span text:style-name="T1"> </text:span>was<text:span text:style-name="T1"> </text:span>going.</text:p>
      <text:p text:style-name="P1"><text:span text:style-name="T1">“</text:span>Just<text:span text:style-name="T1"> </text:span>think<text:span text:style-name="T1"> </text:span>about<text:span text:style-name="T1"> </text:span>Lisa.<text:span text:style-name="T1"> </text:span>We<text:span text:style-name="T1"> </text:span>need<text:span text:style-name="T1"> </text:span>you<text:span text:style-name="T1"> </text:span>calm,<text:span text:style-name="T1"> </text:span>not<text:span text:style-name="T1"> </text:span>edgy.<text:span text:style-name="T1"> </text:span>Do<text:span text:style-name="T1"> </text:span>you<text:span text:style-name="T1"> </text:span>have<text:span text:style-name="T1"> </text:span>your<text:span text:style-name="T1"> </text:span>music<text:span text:style-name="T1"> </text:span>with<text:span text:style-name="T1"> </text:span>you?<text:span text:style-name="T1">” </text:span>said<text:span text:style-name="T1"> </text:span>Schneider</text:p>
      <text:p text:style-name="P1">Bob<text:span text:style-name="T1"> </text:span>made<text:span text:style-name="T1"> </text:span>a<text:span text:style-name="T1"> </text:span>half-hearted<text:span text:style-name="T1"> </text:span>attempt<text:span text:style-name="T1"> </text:span>at<text:span text:style-name="T1"> </text:span>smiling<text:span text:style-name="T1"> </text:span>before<text:span text:style-name="T1"> </text:span>replying:</text:p>
      <text:p text:style-name="P1"><text:span text:style-name="T1">“</text:span>I<text:span text:style-name="T1"> </text:span>got<text:span text:style-name="T1"> </text:span>Chopin,<text:span text:style-name="T1"> </text:span>Liszt,<text:span text:style-name="T1"> </text:span>Brahms,<text:span text:style-name="T1"> </text:span>Vivaldi,<text:span text:style-name="T1"> </text:span>Handel,<text:span text:style-name="T1"> </text:span>Guns<text:span text:style-name="T1"> </text:span>and<text:span text:style-name="T1"> </text:span>Roses,<text:span text:style-name="T1"> </text:span>W.A.S.P.,<text:span text:style-name="T1"> </text:span>I<text:span text:style-name="T1"> </text:span>got<text:span text:style-name="T1"> </text:span>-<text:span text:style-name="T1">”</text:span></text:p>
      <text:p text:style-name="P1">Schneider<text:span text:style-name="T1"> </text:span>furrowed<text:span text:style-name="T1"> </text:span>his<text:span text:style-name="T1"> </text:span>brow<text:span text:style-name="T1"> </text:span>and<text:span text:style-name="T1"> </text:span>his<text:span text:style-name="T1"> </text:span>attention<text:span text:style-name="T1"> </text:span>was<text:span text:style-name="T1"> </text:span>caught<text:span text:style-name="T1"> </text:span>like<text:span text:style-name="T1"> </text:span>a<text:span text:style-name="T1"> </text:span>fish<text:span text:style-name="T1"> </text:span>on<text:span text:style-name="T1"> </text:span>a<text:span text:style-name="T1"> </text:span>harpoon:</text:p>
      <text:p text:style-name="P1"><text:span text:style-name="T1">“</text:span>Estranged<text:span text:style-name="T1"> </text:span>and<text:span text:style-name="T1"> </text:span>The<text:span text:style-name="T1"> </text:span>Idol?<text:span text:style-name="T1">” </text:span>Schneider<text:span text:style-name="T1"> </text:span>asked<text:span text:style-name="T1"> </text:span>impatiently?</text:p>
      <text:p text:style-name="P1"><text:span text:style-name="T1">“</text:span>Yes,<text:span text:style-name="T1"> </text:span>yes!<text:span text:style-name="T1"> </text:span>Jesus!<text:span text:style-name="T1">”</text:span></text:p>
      <text:p text:style-name="P1"><text:span text:style-name="T1">“</text:span>Good,<text:span text:style-name="T1"> </text:span>good.<text:span text:style-name="T1"> </text:span>Those<text:span text:style-name="T1"> </text:span>two<text:span text:style-name="T1"> </text:span>fit<text:span text:style-name="T1"> </text:span>your<text:span text:style-name="T1"> </text:span>deltas<text:span text:style-name="T1"> </text:span>to<text:span text:style-name="T1"> </text:span>a<text:span text:style-name="T1"> </text:span>fault.<text:span text:style-name="T1"> </text:span>Now<text:span text:style-name="T1"> </text:span>let<text:span text:style-name="T1">’</text:span>s<text:span text:style-name="T1"> </text:span>run<text:span text:style-name="T1"> </text:span>it<text:span text:style-name="T1"> </text:span>down<text:span text:style-name="T1"> </text:span>once<text:span text:style-name="T1"> </text:span>more:<text:span text:style-name="T1"> </text:span>Once<text:span text:style-name="T1"> </text:span>we<text:span text:style-name="T1"> </text:span>get<text:span text:style-name="T1"> </text:span>past<text:span text:style-name="T1"> </text:span>the<text:span text:style-name="T1"> </text:span>Roetman-Schneider<text:span text:style-name="T1"> </text:span>limit,<text:span text:style-name="T1"> </text:span>you<text:span text:style-name="T1"> </text:span>should<text:span text:style-name="T1"> </text:span>-<text:span text:style-name="T1">”</text:span></text:p>
      <text:p text:style-name="P1"><text:span text:style-name="T1">“</text:span>You<text:span text:style-name="T1"> </text:span>really<text:span text:style-name="T1"> </text:span>love<text:span text:style-name="T1"> </text:span>the<text:span text:style-name="T1"> </text:span>sound<text:span text:style-name="T1"> </text:span>of<text:span text:style-name="T1"> </text:span>your<text:span text:style-name="T1"> </text:span>name<text:span text:style-name="T1"> </text:span>on<text:span text:style-name="T1"> </text:span>everything,<text:span text:style-name="T1"> </text:span>don<text:span text:style-name="T1">’</text:span>t<text:span text:style-name="T1"> </text:span>you?<text:span text:style-name="T1">” </text:span>interrupted<text:span text:style-name="T1"> </text:span>Bob,<text:span text:style-name="T1"> </text:span><text:soft-page-break/>pointing<text:span text:style-name="T1"> </text:span>with<text:span text:style-name="T1"> </text:span>his<text:span text:style-name="T1"> </text:span>heavily<text:span text:style-name="T1"> </text:span>gloved<text:span text:style-name="T1"> </text:span>-<text:span text:style-name="T1"> </text:span>almost<text:span text:style-name="T1"> </text:span>armoured<text:span text:style-name="T1"> </text:span>-<text:span text:style-name="T1"> </text:span>hand<text:span text:style-name="T1"> </text:span>at<text:span text:style-name="T1"> </text:span>Schneider<text:span text:style-name="T1">’</text:span>s<text:span text:style-name="T1"> </text:span>T-shirt.</text:p>
      <text:p text:style-name="P1"><text:span text:style-name="T1">“</text:span>I<text:span text:style-name="T1"> </text:span>do.<text:span text:style-name="T1"> </text:span>Now,<text:span text:style-name="T1"> </text:span>once<text:span text:style-name="T1"> </text:span>past<text:span text:style-name="T1"> </text:span>that,<text:span text:style-name="T1"> </text:span>you<text:span text:style-name="T1"> </text:span>should<text:span text:style-name="T1"> </text:span>-<text:span text:style-name="T1">”</text:span></text:p>
      <text:p text:style-name="P1"><text:span text:style-name="T1">“</text:span>Kurt,<text:span text:style-name="T1"> </text:span>you<text:span text:style-name="T1">’</text:span>ve<text:span text:style-name="T1"> </text:span>been<text:span text:style-name="T1"> </text:span>designing<text:span text:style-name="T1"> </text:span>this<text:span text:style-name="T1"> </text:span>for<text:span text:style-name="T1"> </text:span>twenty<text:span text:style-name="T1"> </text:span>years.<text:span text:style-name="T1"> </text:span>I<text:span text:style-name="T1">’</text:span>ve<text:span text:style-name="T1"> </text:span>been<text:span text:style-name="T1"> </text:span>eating,<text:span text:style-name="T1"> </text:span>breathing,<text:span text:style-name="T1"> </text:span>and<text:span text:style-name="T1"> </text:span>shitting<text:span text:style-name="T1"> </text:span>Intrinsic<text:span text:style-name="T1"> </text:span>Enthalpy<text:span text:style-name="T1"> </text:span>for<text:span text:style-name="T1"> </text:span>the<text:span text:style-name="T1"> </text:span>past<text:span text:style-name="T1"> </text:span>five<text:span text:style-name="T1"> </text:span>years.<text:span text:style-name="T1"> </text:span>I<text:span text:style-name="T1">’</text:span>ve<text:span text:style-name="T1"> </text:span>been<text:span text:style-name="T1"> </text:span>wearing<text:span text:style-name="T1"> </text:span>this<text:span text:style-name="T1"> </text:span>god-awful<text:span text:style-name="T1"> </text:span>Suit<text:span text:style-name="T1"> </text:span>for<text:span text:style-name="T1"> </text:span>two-and-a-half<text:span text:style-name="T1"> </text:span>years.<text:span text:style-name="T1"> </text:span>I<text:span text:style-name="T1"> </text:span>got<text:span text:style-name="T1"> </text:span>everything<text:span text:style-name="T1"> </text:span>memorised.<text:span text:style-name="T1"> </text:span>I<text:span text:style-name="T1">’</text:span>m<text:span text:style-name="T1"> </text:span>sick<text:span text:style-name="T1"> </text:span>of<text:span text:style-name="T1"> </text:span>it.<text:span text:style-name="T1"> </text:span>I<text:span text:style-name="T1"> </text:span>want<text:span text:style-name="T1"> </text:span>it<text:span text:style-name="T1"> </text:span>to<text:span text:style-name="T1"> </text:span>work,<text:span text:style-name="T1"> </text:span>so<text:span text:style-name="T1"> </text:span>please:<text:span text:style-name="T1"> </text:span>flick<text:span text:style-name="T1"> </text:span>that<text:span text:style-name="T1"> </text:span>fucking<text:span text:style-name="T1"> </text:span>switch<text:span text:style-name="T1"> </text:span>of<text:span text:style-name="T1"> </text:span>yours<text:span text:style-name="T1"> </text:span>and<text:span text:style-name="T1"> </text:span>leave<text:span text:style-name="T1"> </text:span>the<text:span text:style-name="T1"> </text:span>rest<text:span text:style-name="T1"> </text:span>to<text:span text:style-name="T1"> </text:span>me.<text:span text:style-name="T1"> </text:span>Can<text:span text:style-name="T1"> </text:span>you<text:span text:style-name="T1"> </text:span>do<text:span text:style-name="T1"> </text:span>that?<text:span text:style-name="T1"> </text:span>Relinquish<text:span text:style-name="T1"> </text:span>control<text:span text:style-name="T1"> </text:span>for<text:span text:style-name="T1"> </text:span>just<text:span text:style-name="T1"> </text:span>a<text:span text:style-name="T1"> </text:span>moment?<text:span text:style-name="T1">”</text:span></text:p>
      <text:p text:style-name="P1">Kurt<text:span text:style-name="T1"> </text:span>shied<text:span text:style-name="T1"> </text:span>away,<text:span text:style-name="T1"> </text:span>took<text:span text:style-name="T1"> </text:span>a<text:span text:style-name="T1"> </text:span>few<text:span text:style-name="T1"> </text:span>steps<text:span text:style-name="T1"> </text:span>backwards.<text:span text:style-name="T1"> </text:span>He<text:span text:style-name="T1"> </text:span>simply<text:span text:style-name="T1"> </text:span>nodded,<text:span text:style-name="T1"> </text:span>without<text:span text:style-name="T1"> </text:span>a<text:span text:style-name="T1"> </text:span>smile<text:span text:style-name="T1"> </text:span>or<text:span text:style-name="T1"> </text:span>a<text:span text:style-name="T1"> </text:span>quirky<text:span text:style-name="T1"> </text:span>comment.<text:span text:style-name="T1"> </text:span>He<text:span text:style-name="T1"> </text:span>stepped<text:span text:style-name="T1"> </text:span>down<text:span text:style-name="T1"> </text:span>from<text:span text:style-name="T1"> </text:span>the<text:span text:style-name="T1"> </text:span>dais<text:span text:style-name="T1"> </text:span>on<text:span text:style-name="T1"> </text:span>which<text:span text:style-name="T1"> </text:span>the<text:span text:style-name="T1"> </text:span>Chair<text:span text:style-name="T1"> </text:span>had<text:span text:style-name="T1"> </text:span>been<text:span text:style-name="T1"> </text:span>literally<text:span text:style-name="T1"> </text:span>carved<text:span text:style-name="T1"> </text:span>upon<text:span text:style-name="T1"> </text:span>and<text:span text:style-name="T1"> </text:span>ran<text:span text:style-name="T1"> </text:span>his<text:span text:style-name="T1"> </text:span>fingers<text:span text:style-name="T1"> </text:span>over<text:span text:style-name="T1"> </text:span>a<text:span text:style-name="T1"> </text:span>small,<text:span text:style-name="T1"> </text:span>insignificant-looking<text:span text:style-name="T1"> </text:span>panel.<text:span text:style-name="T1"> </text:span>Without<text:span text:style-name="T1"> </text:span>bells<text:span text:style-name="T1"> </text:span>and<text:span text:style-name="T1"> </text:span>whistles,<text:span text:style-name="T1"> </text:span>a<text:span text:style-name="T1"> </text:span>five-minute<text:span text:style-name="T1"> </text:span>counter<text:span text:style-name="T1"> </text:span>had<text:span text:style-name="T1"> </text:span>lit<text:span text:style-name="T1"> </text:span>up<text:span text:style-name="T1"> </text:span>on<text:span text:style-name="T1"> </text:span>a<text:span text:style-name="T1"> </text:span>large<text:span text:style-name="T1"> </text:span>display<text:span text:style-name="T1"> </text:span>hanging<text:span text:style-name="T1"> </text:span>from<text:span text:style-name="T1"> </text:span>the<text:span text:style-name="T1"> </text:span>ceiling.<text:span text:style-name="T1"> </text:span>People<text:span text:style-name="T1"> </text:span>around<text:span text:style-name="T1"> </text:span>the<text:span text:style-name="T1"> </text:span>Labyrinth<text:span text:style-name="T1"> </text:span>were<text:span text:style-name="T1"> </text:span>slightly<text:span text:style-name="T1"> </text:span>caught<text:span text:style-name="T1"> </text:span>off-guard,<text:span text:style-name="T1"> </text:span>but<text:span text:style-name="T1"> </text:span>they<text:span text:style-name="T1"> </text:span>quickly<text:span text:style-name="T1"> </text:span>assumed<text:span text:style-name="T1"> </text:span>their<text:span text:style-name="T1"> </text:span>predefined<text:span text:style-name="T1"> </text:span>posts<text:span text:style-name="T1"> </text:span>in<text:span text:style-name="T1"> </text:span>front<text:span text:style-name="T1"> </text:span>of<text:span text:style-name="T1"> </text:span>screens<text:span text:style-name="T1"> </text:span>and<text:span text:style-name="T1"> </text:span>key<text:span text:style-name="T1"> </text:span>equipment.<text:span text:style-name="T1"> </text:span>They<text:span text:style-name="T1"> </text:span>heard<text:span text:style-name="T1"> </text:span>Schneider<text:span text:style-name="T1">’</text:span>s<text:span text:style-name="T1"> </text:span>voice<text:span text:style-name="T1"> </text:span>rise<text:span text:style-name="T1"> </text:span>above<text:span text:style-name="T1"> </text:span>the<text:span text:style-name="T1"> </text:span>pervasive<text:span text:style-name="T1"> </text:span>electrical<text:span text:style-name="T1"> </text:span>humming:</text:p>
      <text:p text:style-name="P1"><text:span text:style-name="T1">“</text:span>Making<text:span text:style-name="T1"> </text:span>history<text:span text:style-name="T1"> </text:span>in<text:span text:style-name="T1"> </text:span>five<text:span text:style-name="T1"> </text:span>minutes,<text:span text:style-name="T1"> </text:span>people.<text:span text:style-name="T1"> </text:span>Hope<text:span text:style-name="T1"> </text:span>someone<text:span text:style-name="T1">’</text:span>s<text:span text:style-name="T1"> </text:span>brought<text:span text:style-name="T1"> </text:span>something<text:span text:style-name="T1"> </text:span>expensive<text:span text:style-name="T1"> </text:span>to<text:span text:style-name="T1"> </text:span>drink.<text:span text:style-name="T1">”</text:span></text:p>
      <text:p text:style-name="P1">Nobody<text:span text:style-name="T1"> </text:span>answered.<text:span text:style-name="T1"> </text:span>As<text:span text:style-name="T1"> </text:span>Schneider<text:span text:style-name="T1"> </text:span>made<text:span text:style-name="T1"> </text:span>his<text:span text:style-name="T1"> </text:span>way<text:span text:style-name="T1"> </text:span>down<text:span text:style-name="T1"> </text:span>the<text:span text:style-name="T1"> </text:span>controller<text:span text:style-name="T1">’</text:span>s<text:span text:style-name="T1"> </text:span>pit,<text:span text:style-name="T1"> </text:span>he<text:span text:style-name="T1"> </text:span>gazed<text:span text:style-name="T1"> </text:span>at<text:span text:style-name="T1"> </text:span>the<text:span text:style-name="T1"> </text:span>tense<text:span text:style-name="T1"> </text:span>faces,<text:span text:style-name="T1"> </text:span>the<text:span text:style-name="T1"> </text:span>rigid<text:span text:style-name="T1"> </text:span>bodies.<text:span text:style-name="T1"> </text:span>He<text:span text:style-name="T1"> </text:span>looked<text:span text:style-name="T1"> </text:span>up<text:span text:style-name="T1"> </text:span>towards<text:span text:style-name="T1"> </text:span>the<text:span text:style-name="T1"> </text:span>observation<text:span text:style-name="T1"> </text:span>window<text:span text:style-name="T1"> </text:span>and<text:span text:style-name="T1"> </text:span>saw<text:span text:style-name="T1"> </text:span>nothing<text:span text:style-name="T1"> </text:span>but<text:span text:style-name="T1"> </text:span>blant<text:span text:style-name="T1"> </text:span>eyes<text:span text:style-name="T1"> </text:span>ceremoniously<text:span text:style-name="T1"> </text:span>fixed<text:span text:style-name="T1"> </text:span>on<text:span text:style-name="T1"> </text:span>that<text:span text:style-name="T1"> </text:span>counter<text:span text:style-name="T1"> </text:span>display,<text:span text:style-name="T1"> </text:span>approaching<text:span text:style-name="T1"> </text:span>zero<text:span text:style-name="T1"> </text:span>with<text:span text:style-name="T1"> </text:span>a<text:span text:style-name="T1"> </text:span>lack<text:span text:style-name="T1"> </text:span>of<text:span text:style-name="T1"> </text:span>effort<text:span text:style-name="T1"> </text:span>that<text:span text:style-name="T1"> </text:span>did<text:span text:style-name="T1"> </text:span>this<text:span text:style-name="T1"> </text:span>whole<text:span text:style-name="T1"> </text:span>venture<text:span text:style-name="T1"> </text:span>little<text:span text:style-name="T1"> </text:span>justice.</text:p>
      <text:p text:style-name="P1">Bob<text:span text:style-name="T1"> </text:span>simply<text:span text:style-name="T1"> </text:span>sat<text:span text:style-name="T1"> </text:span>there,<text:span text:style-name="T1"> </text:span>mumbling<text:span text:style-name="T1"> </text:span>even<text:span text:style-name="T1"> </text:span>louder<text:span text:style-name="T1"> </text:span>than<text:span text:style-name="T1"> </text:span>before,<text:span text:style-name="T1"> </text:span>watching<text:span text:style-name="T1"> </text:span>the<text:span text:style-name="T1"> </text:span>minutes<text:span text:style-name="T1"> </text:span>on<text:span text:style-name="T1"> </text:span>the<text:span text:style-name="T1"> </text:span>display<text:span text:style-name="T1"> </text:span>flash<text:span text:style-name="T1"> </text:span>by<text:span text:style-name="T1"> </text:span>in<text:span text:style-name="T1"> </text:span>red<text:span text:style-name="T1"> </text:span>LEDs,<text:span text:style-name="T1"> </text:span>like<text:span text:style-name="T1"> </text:span>a<text:span text:style-name="T1"> </text:span>hare<text:span text:style-name="T1"> </text:span>frozen<text:span text:style-name="T1"> </text:span>by<text:span text:style-name="T1"> </text:span>headlights.<text:span text:style-name="T1"> </text:span>He<text:span text:style-name="T1"> </text:span>could<text:span text:style-name="T1"> </text:span>hear<text:span text:style-name="T1"> </text:span>himself<text:span text:style-name="T1"> </text:span>now,<text:span text:style-name="T1"> </text:span>and<text:span text:style-name="T1"> </text:span>he<text:span text:style-name="T1"> </text:span>bet<text:span text:style-name="T1"> </text:span>Kurt<text:span text:style-name="T1"> </text:span>could<text:span text:style-name="T1"> </text:span>hear<text:span text:style-name="T1"> </text:span>him<text:span text:style-name="T1"> </text:span>too,<text:span text:style-name="T1"> </text:span>smiling<text:span text:style-name="T1"> </text:span>uncannily;<text:span text:style-name="T1"> ’</text:span>I<text:span text:style-name="T1"> </text:span>believe<text:span text:style-name="T1"> </text:span>in<text:span text:style-name="T1"> </text:span>one<text:span text:style-name="T1"> </text:span>God,<text:span text:style-name="T1"> </text:span>the<text:span text:style-name="T1"> </text:span>Father<text:span text:style-name="T1"> </text:span>almighty,<text:span text:style-name="T1"> </text:span>maker<text:span text:style-name="T1"> </text:span>of<text:span text:style-name="T1"> </text:span>heaven<text:span text:style-name="T1"> </text:span>and<text:span text:style-name="T1"> </text:span>earth,<text:span text:style-name="T1"> </text:span>of<text:span text:style-name="T1"> </text:span>all<text:span text:style-name="T1"> </text:span>things<text:span text:style-name="T1"> </text:span>visible<text:span text:style-name="T1"> </text:span>and<text:span text:style-name="T1"> </text:span>invisible..<text:span text:style-name="T1">’</text:span></text:p>
      <text:p text:style-name="P1">Slowly<text:span text:style-name="T1"> </text:span>but<text:span text:style-name="T1"> </text:span>ruthlessly<text:span text:style-name="T1"> </text:span>the<text:span text:style-name="T1"> </text:span>whirring<text:span text:style-name="T1"> </text:span>noise<text:span text:style-name="T1"> </text:span>of<text:span text:style-name="T1"> </text:span>motors<text:span text:style-name="T1"> </text:span>and<text:span text:style-name="T1"> </text:span>circulation<text:span text:style-name="T1"> </text:span>valves<text:span text:style-name="T1"> </text:span>began<text:span text:style-name="T1"> </text:span>to<text:span text:style-name="T1"> </text:span>echo<text:span text:style-name="T1"> </text:span>in<text:span text:style-name="T1"> </text:span>the<text:span text:style-name="T1"> </text:span>Labyrinth.<text:span text:style-name="T1"> </text:span>The<text:span text:style-name="T1"> </text:span>lighting<text:span text:style-name="T1"> </text:span>became<text:span text:style-name="T1"> </text:span>subdued,<text:span text:style-name="T1"> </text:span>an<text:span text:style-name="T1"> </text:span>array<text:span text:style-name="T1"> </text:span>of<text:span text:style-name="T1"> </text:span>spot<text:span text:style-name="T1"> </text:span>lights<text:span text:style-name="T1"> </text:span>illuminating<text:span text:style-name="T1"> </text:span>the<text:span text:style-name="T1"> </text:span>Chair<text:span text:style-name="T1"> </text:span>alone,<text:span text:style-name="T1"> </text:span>Bob<text:span text:style-name="T1"> </text:span>squinting<text:span text:style-name="T1"> </text:span>at<text:span text:style-name="T1"> </text:span>the<text:span text:style-name="T1"> </text:span>harsh<text:span text:style-name="T1"> </text:span>white<text:span text:style-name="T1"> </text:span>light<text:span text:style-name="T1"> </text:span>before<text:span text:style-name="T1"> </text:span>his<text:span text:style-name="T1"> </text:span>eyes<text:span text:style-name="T1"> </text:span>adjusted.<text:span text:style-name="T1"> </text:span>A<text:span text:style-name="T1"> </text:span>flurry<text:span text:style-name="T1"> </text:span>of<text:span text:style-name="T1"> </text:span>activity<text:span text:style-name="T1"> </text:span>could<text:span text:style-name="T1"> </text:span>be<text:span text:style-name="T1"> </text:span>seen<text:span text:style-name="T1"> </text:span>and<text:span text:style-name="T1"> </text:span>heard:<text:span text:style-name="T1"> </text:span>monitoring<text:span text:style-name="T1"> </text:span>equipment<text:span text:style-name="T1"> </text:span>had<text:span text:style-name="T1"> </text:span>been<text:span text:style-name="T1"> </text:span>switched<text:span text:style-name="T1"> </text:span>on,<text:span text:style-name="T1"> </text:span>capacitor<text:span text:style-name="T1"> </text:span>banks<text:span text:style-name="T1"> </text:span>were<text:span text:style-name="T1"> </text:span>filled<text:span text:style-name="T1"> </text:span>and<text:span text:style-name="T1"> </text:span>ready<text:span text:style-name="T1"> </text:span>to<text:span text:style-name="T1"> </text:span>discharge<text:span text:style-name="T1"> </text:span>unheard<text:span text:style-name="T1"> </text:span>of<text:span text:style-name="T1"> </text:span>amounts<text:span text:style-name="T1"> </text:span>of<text:span text:style-name="T1"> </text:span>power.</text:p>
      <text:p text:style-name="P1">Bob<text:span text:style-name="T1"> </text:span>had<text:span text:style-name="T1"> </text:span>his<text:span text:style-name="T1"> </text:span>senses<text:span text:style-name="T1"> </text:span>focused<text:span text:style-name="T1"> </text:span>entirely<text:span text:style-name="T1"> </text:span>on<text:span text:style-name="T1"> </text:span>the<text:span text:style-name="T1"> </text:span>now,<text:span text:style-name="T1"> </text:span>his<text:span text:style-name="T1"> </text:span>lips<text:span text:style-name="T1"> </text:span>moving<text:span text:style-name="T1"> </text:span>as<text:span text:style-name="T1"> </text:span>if<text:span text:style-name="T1"> </text:span>of<text:span text:style-name="T1"> </text:span>their<text:span text:style-name="T1"> </text:span>own<text:span text:style-name="T1"> </text:span>volition.<text:span text:style-name="T1"> </text:span>His<text:span text:style-name="T1"> </text:span>voice<text:span text:style-name="T1"> </text:span>sounded<text:span text:style-name="T1"> </text:span>like<text:span text:style-name="T1"> </text:span>it<text:span text:style-name="T1"> </text:span>belonged<text:span text:style-name="T1"> </text:span>to<text:span text:style-name="T1"> </text:span>someone<text:span text:style-name="T1"> </text:span>else:<text:span text:style-name="T1"> ’</text:span>..begotten,<text:span text:style-name="T1"> </text:span>not<text:span text:style-name="T1"> </text:span>made,<text:span text:style-name="T1"> </text:span>consubstantial<text:span text:style-name="T1"> </text:span>with<text:span text:style-name="T1"> </text:span>the<text:span text:style-name="T1"> </text:span>Father;<text:span text:style-name="T1"> </text:span>through<text:span text:style-name="T1"> </text:span>him<text:span text:style-name="T1"> </text:span>all<text:span text:style-name="T1"> </text:span>things<text:span text:style-name="T1"> </text:span>were<text:span text:style-name="T1"> </text:span>made..<text:span text:style-name="T1">’ </text:span>The<text:span text:style-name="T1"> </text:span>only<text:span text:style-name="T1"> </text:span>thing<text:span text:style-name="T1"> </text:span>rising<text:span text:style-name="T1"> </text:span>above<text:span text:style-name="T1"> </text:span>every<text:span text:style-name="T1"> </text:span>other<text:span text:style-name="T1"> </text:span>sound<text:span text:style-name="T1"> </text:span>was<text:span text:style-name="T1"> </text:span>Schneider<text:span text:style-name="T1">’</text:span>s<text:span text:style-name="T1"> </text:span>crisp<text:span text:style-name="T1"> </text:span>voice<text:span text:style-name="T1"> </text:span>over<text:span text:style-name="T1"> </text:span>the<text:span text:style-name="T1"> </text:span>PA<text:span text:style-name="T1"> </text:span>system:</text:p>
      <text:p text:style-name="P1"><text:span text:style-name="T1">“</text:span>Field<text:span text:style-name="T1"> </text:span>alignment<text:span text:style-name="T1"> </text:span>complete.<text:span text:style-name="T1"> </text:span>Two<text:span text:style-name="T1"> </text:span>minutes<text:span text:style-name="T1"> </text:span>to<text:span text:style-name="T1"> </text:span>Convergence.<text:span text:style-name="T1"> </text:span>All<text:span text:style-name="T1"> </text:span>monitors,<text:span text:style-name="T1"> </text:span>sound<text:span text:style-name="T1"> </text:span>off.<text:span text:style-name="T1">”</text:span></text:p>
      <text:p text:style-name="P1">One<text:span text:style-name="T1"> </text:span>by<text:span text:style-name="T1"> </text:span>one,<text:span text:style-name="T1"> </text:span>the<text:span text:style-name="T1"> </text:span>various<text:span text:style-name="T1"> </text:span>heads<text:span text:style-name="T1"> </text:span>of<text:span text:style-name="T1"> </text:span>stations<text:span text:style-name="T1"> </text:span>answered,<text:span text:style-name="T1"> </text:span>some<text:span text:style-name="T1"> </text:span>voices<text:span text:style-name="T1"> </text:span>more<text:span text:style-name="T1"> </text:span>readily<text:span text:style-name="T1"> </text:span>than<text:span text:style-name="T1"> </text:span>others,<text:span text:style-name="T1"> </text:span>but<text:span text:style-name="T1"> </text:span>none<text:span text:style-name="T1"> </text:span>without<text:span text:style-name="T1"> </text:span>the<text:span text:style-name="T1"> </text:span>unmistakable<text:span text:style-name="T1"> </text:span>hint<text:span text:style-name="T1"> </text:span>of<text:span text:style-name="T1"> </text:span>anxiety.<text:span text:style-name="T1"> </text:span>No-one<text:span text:style-name="T1"> </text:span>seemed<text:span text:style-name="T1"> </text:span>certain,<text:span text:style-name="T1"> </text:span>no-one<text:span text:style-name="T1"> </text:span>believed<text:span text:style-name="T1"> </text:span>as<text:span text:style-name="T1"> </text:span>much<text:span text:style-name="T1"> </text:span>as<text:span text:style-name="T1"> </text:span>Schneider,<text:span text:style-name="T1"> </text:span>who<text:span text:style-name="T1"> </text:span>spoke<text:span text:style-name="T1"> </text:span>once<text:span text:style-name="T1"> </text:span>more<text:span text:style-name="T1"> </text:span>with<text:span text:style-name="T1"> </text:span>improbable<text:span text:style-name="T1"> </text:span>ease:</text:p>
      <text:p text:style-name="P1"><text:span text:style-name="T1">“</text:span>All<text:span text:style-name="T1"> </text:span>systems<text:span text:style-name="T1"> </text:span>check,<text:span text:style-name="T1"> </text:span>we<text:span text:style-name="T1">’</text:span>ve<text:span text:style-name="T1"> </text:span>got<text:span text:style-name="T1"> </text:span>green<text:span text:style-name="T1"> </text:span>all<text:span text:style-name="T1"> </text:span>over<text:span text:style-name="T1"> </text:span>the<text:span text:style-name="T1"> </text:span>board.<text:span text:style-name="T1"> </text:span>It<text:span text:style-name="T1">’</text:span>s<text:span text:style-name="T1"> </text:span>like<text:span text:style-name="T1"> </text:span>St.<text:span text:style-name="T1"> </text:span>Patrick<text:span text:style-name="T1">’</text:span>s<text:span text:style-name="T1"> </text:span>day,<text:span text:style-name="T1"> </text:span>right<text:span text:style-name="T1"> </text:span>Bob?<text:span text:style-name="T1">”</text:span></text:p>
      <text:p text:style-name="P1">Bob<text:span text:style-name="T1"> </text:span>did<text:span text:style-name="T1"> </text:span>not<text:span text:style-name="T1"> </text:span>answer,<text:span text:style-name="T1"> </text:span>so<text:span text:style-name="T1"> </text:span>intently<text:span text:style-name="T1"> </text:span>focused<text:span text:style-name="T1"> </text:span>inwards,<text:span text:style-name="T1"> </text:span>disconnecting<text:span text:style-name="T1"> </text:span>from<text:span text:style-name="T1"> </text:span>the<text:span text:style-name="T1"> </text:span>surrounding<text:span text:style-name="T1"> </text:span>reality.<text:span text:style-name="T1"> </text:span>His<text:span text:style-name="T1"> </text:span>mouth<text:span text:style-name="T1"> </text:span>kept<text:span text:style-name="T1"> </text:span>wording<text:span text:style-name="T1"> </text:span>the<text:span text:style-name="T1"> </text:span>Creed:<text:span text:style-name="T1"> ’</text:span>..in<text:span text:style-name="T1"> </text:span>accordance<text:span text:style-name="T1"> </text:span>with<text:span text:style-name="T1"> </text:span>the<text:span text:style-name="T1"> </text:span>Scriptures.<text:span text:style-name="T1"> </text:span>He<text:span text:style-name="T1"> </text:span>ascended<text:span text:style-name="T1"> </text:span>into<text:span text:style-name="T1"> </text:span>heaven<text:span text:style-name="T1"> </text:span>and<text:span text:style-name="T1"> </text:span>is<text:span text:style-name="T1"> </text:span>seated<text:span text:style-name="T1"> </text:span>at<text:span text:style-name="T1"> </text:span>the<text:span text:style-name="T1"> </text:span>right<text:span text:style-name="T1"> </text:span>hand<text:span text:style-name="T1"> </text:span>of<text:span text:style-name="T1"> </text:span>the<text:span text:style-name="T1"> </text:span>Father.<text:span text:style-name="T1"> </text:span>He<text:span text:style-name="T1"> </text:span>will<text:span text:style-name="T1"> </text:span>come<text:span text:style-name="T1"> </text:span>again<text:span text:style-name="T1"> </text:span>in<text:span text:style-name="T1"> </text:span>glory<text:span text:style-name="T1"> </text:span>to<text:span text:style-name="T1"> </text:span>judge<text:span text:style-name="T1"> </text:span>the<text:span text:style-name="T1"> </text:span>living<text:span text:style-name="T1"> </text:span>and<text:span text:style-name="T1"> </text:span>the<text:span text:style-name="T1"> </text:span>dead..<text:span text:style-name="T1">’</text:span></text:p>
      <text:p text:style-name="P1">Schneider<text:span text:style-name="T1"> </text:span>smiled,<text:span text:style-name="T1"> </text:span>even<text:span text:style-name="T1"> </text:span>if<text:span text:style-name="T1"> </text:span>it<text:span text:style-name="T1"> </text:span>was<text:span text:style-name="T1"> </text:span>only<text:span text:style-name="T1"> </text:span>to<text:span text:style-name="T1"> </text:span>himself.<text:span text:style-name="T1"> </text:span>He<text:span text:style-name="T1"> </text:span>then<text:span text:style-name="T1"> </text:span>announced<text:span text:style-name="T1"> </text:span>with<text:span text:style-name="T1"> </text:span>a<text:span text:style-name="T1"> </text:span>measure<text:span text:style-name="T1"> </text:span>of<text:span text:style-name="T1"> </text:span>formality:</text:p>
      <text:p text:style-name="P1"><text:span text:style-name="T1">“</text:span>Permission<text:span text:style-name="T1"> </text:span>to<text:span text:style-name="T1"> </text:span>commit<text:span text:style-name="T1"> </text:span>final<text:span text:style-name="T1"> </text:span>actions,<text:span text:style-name="T1"> </text:span>General.<text:span text:style-name="T1">”</text:span></text:p>
      <text:p text:style-name="P1">A<text:span text:style-name="T1"> </text:span>few<text:span text:style-name="T1"> </text:span>still<text:span text:style-name="T1"> </text:span>moments<text:span text:style-name="T1"> </text:span>of<text:span text:style-name="T1"> </text:span>awkward<text:span text:style-name="T1"> </text:span>noise<text:span text:style-name="T1"> </text:span>empty<text:span text:style-name="T1"> </text:span>of<text:span text:style-name="T1"> </text:span>human<text:span text:style-name="T1"> </text:span>voice<text:span text:style-name="T1"> </text:span>ensued.<text:span text:style-name="T1"> </text:span>Then<text:span text:style-name="T1"> </text:span>a<text:span text:style-name="T1"> </text:span>gruff,<text:span text:style-name="T1"> </text:span>stentorian<text:span text:style-name="T1"> </text:span>voice<text:span text:style-name="T1"> </text:span>answered<text:span text:style-name="T1"> </text:span>tersely,<text:span text:style-name="T1"> </text:span>making<text:span text:style-name="T1"> </text:span>the<text:span text:style-name="T1"> </text:span>hair<text:span text:style-name="T1"> </text:span>on<text:span text:style-name="T1"> </text:span>the<text:span text:style-name="T1"> </text:span>backs<text:span text:style-name="T1"> </text:span>of<text:span text:style-name="T1"> </text:span>everyone<text:span text:style-name="T1"> </text:span>in<text:span text:style-name="T1"> </text:span>the<text:span text:style-name="T1"> </text:span>Labyrinth<text:span text:style-name="T1"> </text:span>rise<text:span text:style-name="T1"> </text:span>involuntarily.</text:p>
      <text:p text:style-name="P1"><text:span text:style-name="T1">“</text:span>Commence<text:span text:style-name="T1"> ’</text:span>Sheol<text:span text:style-name="T1">’</text:span>.<text:span text:style-name="T1"> ’</text:span>Sheol<text:span text:style-name="T1">’ </text:span>is<text:span text:style-name="T1"> </text:span>go.<text:span text:style-name="T1">”</text:span></text:p>
      <text:p text:style-name="P1"><text:span text:style-name="T1">“</text:span>Thank<text:span text:style-name="T1"> </text:span>you,<text:span text:style-name="T1"> </text:span>General.<text:span text:style-name="T1"> </text:span>Point<text:span text:style-name="T1"> </text:span>of<text:span text:style-name="T1"> </text:span>no<text:span text:style-name="T1"> </text:span>return<text:span text:style-name="T1"> </text:span>in<text:span text:style-name="T1"> </text:span>forty-seven<text:span text:style-name="T1"> </text:span>seconds<text:span text:style-name="T1"> </text:span>and<text:span text:style-name="T1"> </text:span>counting.<text:span text:style-name="T1"> </text:span>Fields<text:span text:style-name="T1"> </text:span>are<text:span text:style-name="T1"> </text:span>aligned<text:span text:style-name="T1"> </text:span>and<text:span text:style-name="T1"> </text:span>cogent.<text:span text:style-name="T1"> </text:span>Just<text:span text:style-name="T1"> </text:span>waiting,<text:span text:style-name="T1"> </text:span>really.<text:span text:style-name="T1">”</text:span></text:p>
      <text:p text:style-name="P1">Some<text:span text:style-name="T1"> </text:span>nervous,<text:span text:style-name="T1"> </text:span>hesitant<text:span text:style-name="T1"> </text:span>smiles<text:span text:style-name="T1"> </text:span>could<text:span text:style-name="T1"> </text:span>be<text:span text:style-name="T1"> </text:span>seen<text:span text:style-name="T1"> </text:span>on<text:span text:style-name="T1"> </text:span>the<text:span text:style-name="T1"> </text:span>faces<text:span text:style-name="T1"> </text:span>in<text:span text:style-name="T1"> </text:span>front<text:span text:style-name="T1"> </text:span>of<text:span text:style-name="T1"> </text:span>the<text:span text:style-name="T1"> </text:span>monitors.<text:span text:style-name="T1"> </text:span>But<text:span text:style-name="T1"> </text:span>Bob<text:span text:style-name="T1"> </text:span>wasn<text:span text:style-name="T1">’</text:span>t<text:span text:style-name="T1"> </text:span>smiling,<text:span text:style-name="T1"> </text:span>he<text:span text:style-name="T1"> </text:span>was<text:span text:style-name="T1"> </text:span>praying,<text:span text:style-name="T1"> </text:span>with<text:span text:style-name="T1"> </text:span>more<text:span text:style-name="T1"> </text:span>fervor<text:span text:style-name="T1"> </text:span>than<text:span text:style-name="T1"> </text:span>ever<text:span text:style-name="T1"> </text:span>before:<text:span text:style-name="T1"> ’</text:span>..who<text:span text:style-name="T1"> </text:span>with<text:span text:style-name="T1"> </text:span>the<text:span text:style-name="T1"> </text:span>Father<text:span text:style-name="T1"> </text:span>and<text:span text:style-name="T1"> </text:span>the<text:span text:style-name="T1"> </text:span><text:soft-page-break/>Son<text:span text:style-name="T1"> </text:span>is<text:span text:style-name="T1"> </text:span>adored<text:span text:style-name="T1"> </text:span>and<text:span text:style-name="T1"> </text:span>glorified,<text:span text:style-name="T1"> </text:span>who<text:span text:style-name="T1"> </text:span>has<text:span text:style-name="T1"> </text:span>spoken<text:span text:style-name="T1"> </text:span>through<text:span text:style-name="T1"> </text:span>the<text:span text:style-name="T1"> </text:span>prophets..<text:span text:style-name="T1">’</text:span>.</text:p>
      <text:p text:style-name="P1">Schneider<text:span text:style-name="T1">’</text:span>s<text:span text:style-name="T1"> </text:span>face<text:span text:style-name="T1"> </text:span>had<text:span text:style-name="T1"> </text:span>become<text:span text:style-name="T1"> </text:span>a<text:span text:style-name="T1"> </text:span>mask<text:span text:style-name="T1"> </text:span>frozen<text:span text:style-name="T1"> </text:span>in<text:span text:style-name="T1"> </text:span>a<text:span text:style-name="T1"> </text:span>mix<text:span text:style-name="T1"> </text:span>of<text:span text:style-name="T1"> </text:span>anticipation<text:span text:style-name="T1"> </text:span>and<text:span text:style-name="T1"> </text:span>glee.<text:span text:style-name="T1"> </text:span>Even<text:span text:style-name="T1"> </text:span>his<text:span text:style-name="T1"> </text:span>eyes<text:span text:style-name="T1"> </text:span>seemed<text:span text:style-name="T1"> </text:span>out<text:span text:style-name="T1"> </text:span>of<text:span text:style-name="T1"> </text:span>focus,<text:span text:style-name="T1"> </text:span>fixed<text:span text:style-name="T1"> </text:span>on<text:span text:style-name="T1"> </text:span>a<text:span text:style-name="T1"> </text:span>distant<text:span text:style-name="T1"> </text:span>point<text:span text:style-name="T1"> </text:span>through<text:span text:style-name="T1"> </text:span>and<text:span text:style-name="T1"> </text:span>beyond<text:span text:style-name="T1"> </text:span>the<text:span text:style-name="T1"> </text:span>Chair.<text:span text:style-name="T1"> </text:span>The<text:span text:style-name="T1"> </text:span>finality<text:span text:style-name="T1"> </text:span>of<text:span text:style-name="T1"> </text:span>what<text:span text:style-name="T1"> </text:span>was<text:span text:style-name="T1"> </text:span>about<text:span text:style-name="T1"> </text:span>to<text:span text:style-name="T1"> </text:span>transpire<text:span text:style-name="T1"> </text:span>echoed<text:span text:style-name="T1"> </text:span>with<text:span text:style-name="T1"> </text:span>overwhelming<text:span text:style-name="T1"> </text:span>certainty<text:span text:style-name="T1"> </text:span>in<text:span text:style-name="T1"> </text:span>the<text:span text:style-name="T1"> </text:span>crackling<text:span text:style-name="T1"> </text:span>air<text:span text:style-name="T1"> </text:span>of<text:span text:style-name="T1"> </text:span>the<text:span text:style-name="T1"> </text:span>Labyrinth.<text:span text:style-name="T1"> </text:span>Schneider<text:span text:style-name="T1"> </text:span>saw<text:span text:style-name="T1"> </text:span>the<text:span text:style-name="T1"> </text:span>psychosomatic<text:span text:style-name="T1"> </text:span>properties<text:span text:style-name="T1"> </text:span>of<text:span text:style-name="T1"> </text:span>Bob<text:span text:style-name="T1"> </text:span>flash<text:span text:style-name="T1"> </text:span>white<text:span text:style-name="T1"> </text:span>in<text:span text:style-name="T1"> </text:span>the<text:span text:style-name="T1"> </text:span>panel<text:span text:style-name="T1"> </text:span>in<text:span text:style-name="T1"> </text:span>front<text:span text:style-name="T1"> </text:span>of<text:span text:style-name="T1"> </text:span>him,<text:span text:style-name="T1"> </text:span>everything<text:span text:style-name="T1"> </text:span>in<text:span text:style-name="T1"> </text:span>tune;<text:span text:style-name="T1"> </text:span>Bob<text:span text:style-name="T1"> </text:span>was<text:span text:style-name="T1"> </text:span>reaching<text:span text:style-name="T1"> </text:span>the<text:span text:style-name="T1"> </text:span>required<text:span text:style-name="T1"> </text:span>mind-state.<text:span text:style-name="T1"> </text:span>Schneider<text:span text:style-name="T1">’</text:span>s<text:span text:style-name="T1"> </text:span>voice<text:span text:style-name="T1"> </text:span>even<text:span text:style-name="T1"> </text:span>though<text:span text:style-name="T1"> </text:span>amplified<text:span text:style-name="T1"> </text:span>by<text:span text:style-name="T1"> </text:span>the<text:span text:style-name="T1"> </text:span>PA<text:span text:style-name="T1"> </text:span>could<text:span text:style-name="T1"> </text:span>not<text:span text:style-name="T1"> </text:span>be<text:span text:style-name="T1"> </text:span>heard<text:span text:style-name="T1"> </text:span>clearly<text:span text:style-name="T1"> </text:span>above<text:span text:style-name="T1"> </text:span>the<text:span text:style-name="T1"> </text:span>full-blown<text:span text:style-name="T1"> </text:span>sound<text:span text:style-name="T1"> </text:span>of<text:span text:style-name="T1"> </text:span>activity:</text:p>
      <text:p text:style-name="P1"><text:span text:style-name="T1">“</text:span>Final<text:span text:style-name="T1"> </text:span>emergence<text:span text:style-name="T1"> </text:span>imminent.<text:span text:style-name="T1"> </text:span>Enthalpy<text:span text:style-name="T1"> </text:span>transubstantiation<text:span text:style-name="T1"> </text:span>will<text:span text:style-name="T1"> </text:span>be<text:span text:style-name="T1"> </text:span>achieved<text:span text:style-name="T1"> </text:span>in<text:span text:style-name="T1"> </text:span>twenty<text:span text:style-name="T1"> </text:span>seconds<text:span text:style-name="T1"> </text:span>and<text:span text:style-name="T1"> </text:span>counting.<text:span text:style-name="T1"> </text:span>Are<text:span text:style-name="T1"> </text:span>we<text:span text:style-name="T1"> </text:span>recording<text:span text:style-name="T1"> </text:span>all<text:span text:style-name="T1"> </text:span>this?<text:span text:style-name="T1">”</text:span></text:p>
      <text:p text:style-name="P1">A<text:span text:style-name="T1"> </text:span>slighlty<text:span text:style-name="T1"> </text:span>cumbersome<text:span text:style-name="T1"> ’</text:span>thumbs<text:span text:style-name="T1"> </text:span>up<text:span text:style-name="T1">’ </text:span>was<text:span text:style-name="T1"> </text:span>given<text:span text:style-name="T1"> </text:span>from<text:span text:style-name="T1"> </text:span>the<text:span text:style-name="T1"> </text:span>head<text:span text:style-name="T1"> </text:span>of<text:span text:style-name="T1"> </text:span>the<text:span text:style-name="T1"> </text:span>Data<text:span text:style-name="T1"> </text:span>monitor,<text:span text:style-name="T1"> </text:span>but<text:span text:style-name="T1"> </text:span>Schneider<text:span text:style-name="T1"> </text:span>did<text:span text:style-name="T1"> </text:span>not<text:span text:style-name="T1"> </text:span>bother<text:span text:style-name="T1"> </text:span>to<text:span text:style-name="T1"> </text:span>respond<text:span text:style-name="T1"> </text:span>in<text:span text:style-name="T1"> </text:span>kind.<text:span text:style-name="T1"> </text:span>Everyone<text:span text:style-name="T1">’</text:span>s<text:span text:style-name="T1"> </text:span>attention<text:span text:style-name="T1"> </text:span>was<text:span text:style-name="T1"> </text:span>focused<text:span text:style-name="T1"> </text:span>on<text:span text:style-name="T1"> </text:span>the<text:span text:style-name="T1"> </text:span>Chair,<text:span text:style-name="T1"> </text:span>even<text:span text:style-name="T1"> </text:span>as<text:span text:style-name="T1"> </text:span>Bob<text:span text:style-name="T1"> </text:span>peered<text:span text:style-name="T1"> </text:span>upwards,<text:span text:style-name="T1"> </text:span>towards<text:span text:style-name="T1"> </text:span>the<text:span text:style-name="T1"> </text:span>blinding<text:span text:style-name="T1"> </text:span>lamps<text:span text:style-name="T1"> </text:span>that<text:span text:style-name="T1"> </text:span>bathed<text:span text:style-name="T1"> </text:span>him<text:span text:style-name="T1"> </text:span>with<text:span text:style-name="T1"> </text:span>a<text:span text:style-name="T1"> </text:span>light<text:span text:style-name="T1"> </text:span>as<text:span text:style-name="T1"> </text:span>immaculate<text:span text:style-name="T1"> </text:span>as<text:span text:style-name="T1"> </text:span>fresh<text:span text:style-name="T1"> </text:span>snow.<text:span text:style-name="T1"> </text:span>Schneider<text:span text:style-name="T1"> </text:span>started<text:span text:style-name="T1"> </text:span>counting:</text:p>
      <text:p text:style-name="P1"><text:span text:style-name="T1">“</text:span>Ten..nine..eight..<text:span text:style-name="T1">”</text:span></text:p>
      <text:p text:style-name="P1"><text:span text:style-name="T1"><text:s/></text:span>Bob<text:span text:style-name="T1">’</text:span>s<text:span text:style-name="T1"> </text:span>voice<text:span text:style-name="T1"> </text:span>insisted<text:span text:style-name="T1"> </text:span>in<text:span text:style-name="T1"> </text:span>Kurt<text:span text:style-name="T1">’</text:span>s<text:span text:style-name="T1"> </text:span>headset,<text:span text:style-name="T1"> </text:span>a<text:span text:style-name="T1"> </text:span>tiny<text:span text:style-name="T1"> </text:span>little<text:span text:style-name="T1"> </text:span>voice<text:span text:style-name="T1"> </text:span>that<text:span text:style-name="T1"> </text:span>quietly<text:span text:style-name="T1"> </text:span>kept<text:span text:style-name="T1"> </text:span>going:</text:p>
      <text:p text:style-name="P1"><text:span text:style-name="T1">“</text:span>..I<text:span text:style-name="T1"> </text:span>confess<text:span text:style-name="T1"> </text:span>one<text:span text:style-name="T1"> </text:span>baptism<text:span text:style-name="T1"> </text:span>for<text:span text:style-name="T1"> </text:span>the<text:span text:style-name="T1"> </text:span>forgiveness<text:span text:style-name="T1"> </text:span>of<text:span text:style-name="T1"> </text:span>sins..<text:span text:style-name="T1">”</text:span></text:p>
      <text:p text:style-name="P1"><text:span text:style-name="T1">“</text:span>..seven..six..five..<text:span text:style-name="T1">”</text:span></text:p>
      <text:p text:style-name="P1"><text:span text:style-name="T1">“</text:span>..and<text:span text:style-name="T1"> </text:span>I<text:span text:style-name="T1"> </text:span>look<text:span text:style-name="T1"> </text:span>forward<text:span text:style-name="T1"> </text:span>to<text:span text:style-name="T1"> </text:span>the<text:span text:style-name="T1"> </text:span>resurrection<text:span text:style-name="T1"> </text:span>of<text:span text:style-name="T1"> </text:span>the<text:span text:style-name="T1"> </text:span>dead..<text:span text:style-name="T1">”</text:span></text:p>
      <text:p text:style-name="P1"><text:span text:style-name="T1">“</text:span>..four..three..two..<text:span text:style-name="T1">”</text:span></text:p>
      <text:p text:style-name="P1"><text:span text:style-name="T1">“</text:span>..and<text:span text:style-name="T1"> </text:span>the<text:span text:style-name="T1"> </text:span>life<text:span text:style-name="T1"> </text:span>of<text:span text:style-name="T1"> </text:span>the<text:span text:style-name="T1"> </text:span>world<text:span text:style-name="T1"> </text:span>to<text:span text:style-name="T1"> </text:span>come.<text:span text:style-name="T1"> </text:span>Amen.<text:span text:style-name="T1">”</text:span></text:p>
      <text:p text:style-name="P1"><text:span text:style-name="T1">“</text:span>..one..zero.<text:span text:style-name="T1"> </text:span>Convergence!<text:span text:style-name="T1">”</text:span></text:p>
      <text:p text:style-name="P1">Blinding<text:span text:style-name="T1"> </text:span>white<text:span text:style-name="T1"> </text:span>light<text:span text:style-name="T1"> </text:span>seared<text:span text:style-name="T1"> </text:span>everyone<text:span text:style-name="T1"> </text:span>in<text:span text:style-name="T1"> </text:span>the<text:span text:style-name="T1"> </text:span>Labyrinth.<text:span text:style-name="T1"> </text:span>Automatic<text:span text:style-name="T1"> </text:span>shutters<text:span text:style-name="T1"> </text:span>closed<text:span text:style-name="T1"> </text:span>the<text:span text:style-name="T1"> </text:span>observation<text:span text:style-name="T1"> </text:span>pane,<text:span text:style-name="T1"> </text:span>unable<text:span text:style-name="T1"> </text:span>to<text:span text:style-name="T1"> </text:span>keep<text:span text:style-name="T1"> </text:span>the<text:span text:style-name="T1"> </text:span>light<text:span text:style-name="T1"> </text:span>from<text:span text:style-name="T1"> </text:span>entering.<text:span text:style-name="T1"> </text:span>It<text:span text:style-name="T1"> </text:span>was<text:span text:style-name="T1"> </text:span>as<text:span text:style-name="T1"> </text:span>if<text:span text:style-name="T1"> </text:span>a<text:span text:style-name="T1"> </text:span>small<text:span text:style-name="T1"> </text:span>sun<text:span text:style-name="T1"> </text:span>had<text:span text:style-name="T1"> </text:span>manifested<text:span text:style-name="T1"> </text:span>itself<text:span text:style-name="T1"> </text:span>in<text:span text:style-name="T1"> </text:span>the<text:span text:style-name="T1"> </text:span>Chair;<text:span text:style-name="T1"> </text:span>no-one<text:span text:style-name="T1"> </text:span>could<text:span text:style-name="T1"> </text:span>stare<text:span text:style-name="T1"> </text:span>at<text:span text:style-name="T1"> </text:span>it,<text:span text:style-name="T1"> </text:span>no-one<text:span text:style-name="T1"> </text:span>could<text:span text:style-name="T1"> </text:span>see<text:span text:style-name="T1"> </text:span>where<text:span text:style-name="T1"> </text:span>it<text:span text:style-name="T1"> </text:span>emanated<text:span text:style-name="T1"> </text:span>from.<text:span text:style-name="T1"> </text:span>It<text:span text:style-name="T1"> </text:span>was<text:span text:style-name="T1"> </text:span>impossible<text:span text:style-name="T1"> </text:span>to<text:span text:style-name="T1"> </text:span>stare<text:span text:style-name="T1"> </text:span>directly,<text:span text:style-name="T1"> </text:span>hurtful;<text:span text:style-name="T1"> </text:span>people<text:span text:style-name="T1"> </text:span>cowering<text:span text:style-name="T1"> </text:span>in<text:span text:style-name="T1"> </text:span>their<text:span text:style-name="T1"> </text:span>cubicles,<text:span text:style-name="T1"> </text:span>averting<text:span text:style-name="T1"> </text:span>their<text:span text:style-name="T1"> </text:span>eyes<text:span text:style-name="T1"> </text:span>from<text:span text:style-name="T1"> </text:span>the<text:span text:style-name="T1"> </text:span>light;<text:span text:style-name="T1"> </text:span>an<text:span text:style-name="T1"> </text:span>intense<text:span text:style-name="T1"> </text:span>primal<text:span text:style-name="T1"> </text:span>fear<text:span text:style-name="T1"> </text:span>had<text:span text:style-name="T1"> </text:span>overwhelmed<text:span text:style-name="T1"> </text:span>everyone.<text:span text:style-name="T1"> </text:span>Everyone<text:span text:style-name="T1"> </text:span>except<text:span text:style-name="T1"> </text:span>Kurt<text:span text:style-name="T1"> </text:span>Schneider.</text:p>
      <text:p text:style-name="P1">It<text:span text:style-name="T1"> </text:span>was<text:span text:style-name="T1"> </text:span>as<text:span text:style-name="T1"> </text:span>if<text:span text:style-name="T1"> </text:span>time<text:span text:style-name="T1"> </text:span>had<text:span text:style-name="T1"> </text:span>stopped<text:span text:style-name="T1"> </text:span>right<text:span text:style-name="T1"> </text:span>then<text:span text:style-name="T1"> </text:span>and<text:span text:style-name="T1"> </text:span>there,<text:span text:style-name="T1"> </text:span>everyone<text:span text:style-name="T1"> </text:span>feeling<text:span text:style-name="T1"> </text:span>the<text:span text:style-name="T1"> </text:span>blood<text:span text:style-name="T1"> </text:span>in<text:span text:style-name="T1"> </text:span>their<text:span text:style-name="T1"> </text:span>veins<text:span text:style-name="T1"> </text:span>freeze<text:span text:style-name="T1"> </text:span>and<text:span text:style-name="T1"> </text:span>their<text:span text:style-name="T1"> </text:span>hearts<text:span text:style-name="T1"> </text:span>stop.<text:span text:style-name="T1"> </text:span>Not<text:span text:style-name="T1"> </text:span>in<text:span text:style-name="T1"> </text:span>awe,<text:span text:style-name="T1"> </text:span>not<text:span text:style-name="T1"> </text:span>in<text:span text:style-name="T1"> </text:span>wonder<text:span text:style-name="T1"> </text:span>and<text:span text:style-name="T1"> </text:span>amazement,<text:span text:style-name="T1"> </text:span>but<text:span text:style-name="T1"> </text:span>in<text:span text:style-name="T1"> </text:span>simple,<text:span text:style-name="T1"> </text:span>primal<text:span text:style-name="T1"> </text:span>fear,<text:span text:style-name="T1"> </text:span>their<text:span text:style-name="T1"> </text:span>instincts<text:span text:style-name="T1"> </text:span>torn<text:span text:style-name="T1"> </text:span>between<text:span text:style-name="T1"> </text:span>running<text:span text:style-name="T1"> </text:span>like<text:span text:style-name="T1"> </text:span>hell<text:span text:style-name="T1"> </text:span>and<text:span text:style-name="T1"> </text:span>simply<text:span text:style-name="T1"> </text:span>hiding<text:span text:style-name="T1"> </text:span>away,<text:span text:style-name="T1"> </text:span>melding<text:span text:style-name="T1"> </text:span>with<text:span text:style-name="T1"> </text:span>the<text:span text:style-name="T1"> </text:span>floor,<text:span text:style-name="T1"> </text:span>so<text:span text:style-name="T1"> </text:span>as<text:span text:style-name="T1"> </text:span>not<text:span text:style-name="T1"> </text:span>to<text:span text:style-name="T1"> </text:span>be<text:span text:style-name="T1"> </text:span>found.<text:span text:style-name="T1"> </text:span>Some<text:span text:style-name="T1"> </text:span>had<text:span text:style-name="T1"> </text:span>become<text:span text:style-name="T1"> </text:span>one<text:span text:style-name="T1"> </text:span>with<text:span text:style-name="T1"> </text:span>the<text:span text:style-name="T1"> </text:span>floor,<text:span text:style-name="T1"> </text:span>others<text:span text:style-name="T1"> </text:span>were<text:span text:style-name="T1"> </text:span>kneeling<text:span text:style-name="T1"> </text:span>low,<text:span text:style-name="T1"> </text:span>poised<text:span text:style-name="T1"> </text:span>to<text:span text:style-name="T1"> </text:span>flee<text:span text:style-name="T1"> </text:span>away<text:span text:style-name="T1"> </text:span>from<text:span text:style-name="T1"> </text:span>the<text:span text:style-name="T1"> </text:span>light.<text:span text:style-name="T1"> </text:span>Away<text:span text:style-name="T1"> </text:span>from<text:span text:style-name="T1"> </text:span>Schneider<text:span text:style-name="T1"> </text:span>as<text:span text:style-name="T1"> </text:span>well,<text:span text:style-name="T1"> </text:span>who<text:span text:style-name="T1"> </text:span>was<text:span text:style-name="T1"> </text:span>smiling<text:span text:style-name="T1"> </text:span>more<text:span text:style-name="T1"> </text:span>brightly<text:span text:style-name="T1"> </text:span>than<text:span text:style-name="T1"> </text:span>ever<text:span text:style-name="T1"> </text:span>before.</text:p>
      <text:p text:style-name="P1">He<text:span text:style-name="T1"> </text:span>paced<text:span text:style-name="T1"> </text:span>himself<text:span text:style-name="T1"> </text:span>to<text:span text:style-name="T1"> </text:span>the<text:span text:style-name="T1"> </text:span>light,<text:span text:style-name="T1"> </text:span>with<text:span text:style-name="T1"> </text:span>the<text:span text:style-name="T1"> </text:span>determination<text:span text:style-name="T1"> </text:span>and<text:span text:style-name="T1"> </text:span>surety<text:span text:style-name="T1"> </text:span>of<text:span text:style-name="T1"> </text:span>a<text:span text:style-name="T1"> </text:span>man<text:span text:style-name="T1"> </text:span>who<text:span text:style-name="T1"> </text:span>had<text:span text:style-name="T1"> </text:span>prepared<text:span text:style-name="T1"> </text:span>for<text:span text:style-name="T1"> </text:span>this,<text:span text:style-name="T1"> </text:span>who<text:span text:style-name="T1"> </text:span>knew<text:span text:style-name="T1"> </text:span>what<text:span text:style-name="T1"> </text:span>he<text:span text:style-name="T1"> </text:span>was<text:span text:style-name="T1"> </text:span>looking<text:span text:style-name="T1"> </text:span>at<text:span text:style-name="T1"> </text:span>and<text:span text:style-name="T1"> </text:span>welcomed<text:span text:style-name="T1"> </text:span>it,<text:span text:style-name="T1"> </text:span>instead<text:span text:style-name="T1"> </text:span>of<text:span text:style-name="T1"> </text:span>fleeing<text:span text:style-name="T1"> </text:span>from<text:span text:style-name="T1"> </text:span>it;<text:span text:style-name="T1"> </text:span>he<text:span text:style-name="T1"> </text:span>was<text:span text:style-name="T1"> </text:span>not<text:span text:style-name="T1"> </text:span>a<text:span text:style-name="T1"> </text:span>lesser<text:span text:style-name="T1"> </text:span>man.<text:span text:style-name="T1"> </text:span>He<text:span text:style-name="T1"> </text:span>answered<text:span text:style-name="T1"> </text:span>to<text:span text:style-name="T1"> </text:span>a<text:span text:style-name="T1"> </text:span>greater<text:span text:style-name="T1"> </text:span>calling,<text:span text:style-name="T1"> </text:span>and<text:span text:style-name="T1"> </text:span>these<text:span text:style-name="T1"> </text:span>lesser<text:span text:style-name="T1"> </text:span>humans<text:span text:style-name="T1"> </text:span>had<text:span text:style-name="T1"> </text:span>helped<text:span text:style-name="T1"> </text:span>him,<text:span text:style-name="T1"> </text:span>driven<text:span text:style-name="T1"> </text:span>by<text:span text:style-name="T1"> </text:span>lust,<text:span text:style-name="T1"> </text:span>greed,<text:span text:style-name="T1"> </text:span>and<text:span text:style-name="T1"> </text:span>curiousity.<text:span text:style-name="T1"> ’</text:span>How<text:span text:style-name="T1"> </text:span>fitting,<text:span text:style-name="T1">’ </text:span>he<text:span text:style-name="T1"> </text:span>thought<text:span text:style-name="T1"> </text:span>to<text:span text:style-name="T1"> </text:span>himself,<text:span text:style-name="T1"> </text:span>while<text:span text:style-name="T1"> </text:span>the<text:span text:style-name="T1"> </text:span>standing<text:span text:style-name="T1"> </text:span>form<text:span text:style-name="T1"> </text:span>of<text:span text:style-name="T1"> </text:span>Bob<text:span text:style-name="T1"> </text:span>in<text:span text:style-name="T1"> </text:span>his<text:span text:style-name="T1"> </text:span>resplendent<text:span text:style-name="T1"> </text:span>red<text:span text:style-name="T1"> </text:span>Suit<text:span text:style-name="T1"> </text:span>writhing<text:span text:style-name="T1"> </text:span>with<text:span text:style-name="T1"> </text:span>white<text:span text:style-name="T1"> </text:span>and<text:span text:style-name="T1"> </text:span>blue-hot<text:span text:style-name="T1"> </text:span>flames<text:span text:style-name="T1"> </text:span>motioned<text:span text:style-name="T1"> </text:span>him<text:span text:style-name="T1"> </text:span>to<text:span text:style-name="T1"> </text:span>stop.<text:span text:style-name="T1"> </text:span>Schneider<text:span text:style-name="T1"> </text:span>complied,<text:span text:style-name="T1"> </text:span>and<text:span text:style-name="T1"> </text:span>fell<text:span text:style-name="T1"> </text:span>on<text:span text:style-name="T1"> </text:span>one<text:span text:style-name="T1"> </text:span>knee:</text:p>
      <text:p text:style-name="P1"><text:span text:style-name="T1">“</text:span>Hail,<text:span text:style-name="T1"> </text:span>Giver<text:span text:style-name="T1"> </text:span>of<text:span text:style-name="T1"> </text:span>Light,<text:span text:style-name="T1"> </text:span>Fallen<text:span text:style-name="T1"> </text:span>One,<text:span text:style-name="T1"> </text:span>Bringer<text:span text:style-name="T1"> </text:span>of<text:span text:style-name="T1"> </text:span>Change.<text:span text:style-name="T1"> </text:span>I<text:span text:style-name="T1">’</text:span>m<text:span text:style-name="T1"> </text:span>yours<text:span text:style-name="T1"> </text:span>to<text:span text:style-name="T1"> </text:span>command.<text:span text:style-name="T1">”</text:span></text:p>
      <text:p text:style-name="P1">The<text:span text:style-name="T1"> </text:span>answer<text:span text:style-name="T1"> </text:span>came<text:span text:style-name="T1"> </text:span>with<text:span text:style-name="T1"> </text:span>a<text:span text:style-name="T1"> </text:span>concussioning<text:span text:style-name="T1"> </text:span>blow<text:span text:style-name="T1"> </text:span>of<text:span text:style-name="T1"> </text:span>foul<text:span text:style-name="T1"> </text:span>wind<text:span text:style-name="T1"> </text:span>that<text:span text:style-name="T1"> </text:span>reeked<text:span text:style-name="T1"> </text:span>of<text:span text:style-name="T1"> </text:span>sulphur,<text:span text:style-name="T1"> </text:span>death<text:span text:style-name="T1"> </text:span>and<text:span text:style-name="T1"> </text:span>the<text:span text:style-name="T1"> </text:span>unmistakable<text:span text:style-name="T1"> </text:span>smell<text:span text:style-name="T1"> </text:span>of<text:span text:style-name="T1"> </text:span>corroding<text:span text:style-name="T1"> </text:span>iron,<text:span text:style-name="T1"> </text:span>as<text:span text:style-name="T1"> </text:span>if<text:span text:style-name="T1"> </text:span>a<text:span text:style-name="T1"> </text:span>lake<text:span text:style-name="T1"> </text:span>of<text:span text:style-name="T1"> </text:span>blood<text:span text:style-name="T1"> </text:span>had<text:span text:style-name="T1"> </text:span>been<text:span text:style-name="T1"> </text:span>carried<text:span text:style-name="T1"> </text:span>along<text:span text:style-name="T1"> </text:span>with<text:span text:style-name="T1"> </text:span>it:</text:p>
      <text:p text:style-name="P1"><text:span text:style-name="T1">“</text:span>Et<text:span text:style-name="T1"> </text:span>quasi<text:span text:style-name="T1"> </text:span>meridianus<text:span text:style-name="T1"> </text:span>fulgor<text:span text:style-name="T1"> </text:span>consurget<text:span text:style-name="T1"> </text:span>tibi<text:span text:style-name="T1"> </text:span>ad<text:span text:style-name="T1"> </text:span>vesperam<text:span text:style-name="T1"> </text:span>et<text:span text:style-name="T1"> </text:span>cum<text:span text:style-name="T1"> </text:span>te<text:span text:style-name="T1"> </text:span>consumptum<text:span text:style-name="T1"> </text:span>putaveris<text:span text:style-name="T1"> </text:span>orieris<text:span text:style-name="T1"> </text:span>ut<text:span text:style-name="T1"> </text:span>lucifer.<text:span text:style-name="T1">”</text:span></text:p>
      <text:p text:style-name="P1">Schneider<text:span text:style-name="T1"> </text:span>uttered<text:span text:style-name="T1"> </text:span>the<text:span text:style-name="T1"> </text:span>next<text:span text:style-name="T1"> </text:span>words<text:span text:style-name="T1"> </text:span>with<text:span text:style-name="T1"> </text:span>trembling<text:span text:style-name="T1"> </text:span>voice,<text:span text:style-name="T1"> </text:span>as<text:span text:style-name="T1"> </text:span>if<text:span text:style-name="T1"> </text:span>his<text:span text:style-name="T1"> </text:span>soul<text:span text:style-name="T1"> </text:span>was<text:span text:style-name="T1"> </text:span>being<text:span text:style-name="T1"> </text:span>etched<text:span text:style-name="T1"> </text:span>away<text:span text:style-name="T1"> </text:span>from<text:span text:style-name="T1"> </text:span>him,<text:span text:style-name="T1"> </text:span>for<text:span text:style-name="T1"> </text:span>real<text:span text:style-name="T1"> </text:span>this<text:span text:style-name="T1"> </text:span>time.</text:p>
      <text:p text:style-name="P1"><text:span text:style-name="T1">“</text:span>Ave,<text:span text:style-name="T1"> </text:span>Satanas.<text:span text:style-name="T1">”</text:span></text:p>
      <text:p text:style-name="P1">And<text:span text:style-name="T1"> </text:span>then<text:span text:style-name="T1"> </text:span>the<text:span text:style-name="T1"> </text:span>form<text:span text:style-name="T1"> </text:span>from<text:span text:style-name="T1"> </text:span>whence<text:span text:style-name="T1"> </text:span>the<text:span text:style-name="T1"> </text:span>blinding<text:span text:style-name="T1"> </text:span>light<text:span text:style-name="T1"> </text:span>emanated,<text:span text:style-name="T1"> </text:span>spoke<text:span text:style-name="T1"> </text:span>with<text:span text:style-name="T1"> </text:span>the<text:span text:style-name="T1"> </text:span>unmistakable<text:span text:style-name="T1"> </text:span>timbre<text:span text:style-name="T1"> </text:span>of<text:span text:style-name="T1"> </text:span>Bob,<text:span text:style-name="T1"> </text:span>shallow<text:span text:style-name="T1"> </text:span>yet<text:span text:style-name="T1"> </text:span>unreal<text:span text:style-name="T1"> </text:span>enough:</text:p>
      <text:p text:style-name="P1"><text:span text:style-name="T1">“</text:span>Finally.<text:span text:style-name="T1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08:51:31.14</meta:creation-date>
    <meta:document-statistic meta:table-count="0" meta:image-count="0" meta:object-count="0" meta:page-count="4" meta:paragraph-count="81" meta:word-count="2591" meta:character-count="15386" meta:non-whitespace-character-count="12875"/>
    <dc:date>2011-12-15T08:51:44.84</dc:date>
    <meta:editing-duration>PT14S</meta:editing-duration>
    <meta:editing-cycles>1</meta:editing-cycles>
    <meta:generator>LibreOffice/3.4$Win32 LibreOffice_project/340m1$Build-302</meta:generator>
  </office:meta>
</office:document-meta>
</file>